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style:font-name="Times New Roman2" fo:font-size="12pt" style:font-size-asian="10.5pt" style:font-size-complex="12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style:font-name="Courier New"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style:font-size-asian="10pt" style:font-size-complex="10pt"/>
    </style:style>
    <style:style style:name="P9" style:family="paragraph" style:parent-style-name="Text_20_body" style:master-page-name="">
      <style:paragraph-properties style:page-number="auto" fo:keep-with-next="always"/>
    </style:style>
    <style:style style:name="P10" style:family="paragraph" style:parent-style-name="Heading_20_4" style:master-page-name="">
      <style:paragraph-properties style:page-number="auto"/>
    </style:style>
    <style:style style:name="P11" style:family="paragraph" style:parent-style-name="Preformatted_20_Text">
      <style:paragraph-properties fo:margin-top="0cm" fo:margin-bottom="0.499cm"/>
    </style:style>
    <style:style style:name="P12" style:family="paragraph" style:parent-style-name="Text_20_body">
      <style:paragraph-properties fo:margin-left="1.244cm" fo:margin-right="0cm" fo:text-indent="0cm" style:auto-text-indent="false"/>
    </style:style>
    <style:style style:name="P13" style:family="paragraph" style:parent-style-name="Text_20_body">
      <style:paragraph-properties fo:margin-left="1.27cm" fo:margin-right="0cm" fo:text-indent="0cm" style:auto-text-indent="false"/>
    </style:style>
    <style:style style:name="P14" style:family="paragraph" style:parent-style-name="Text_20_body" style:list-style-name="L8">
      <style:text-properties style:font-name="Courier New" fo:font-size="10pt" style:font-size-asian="10pt" style:font-size-complex="10pt"/>
    </style:style>
    <style:style style:name="P15" style:family="paragraph" style:parent-style-name="Text_20_body" style:list-style-name="L9">
      <style:text-properties style:font-name="Courier New" fo:font-size="10pt" style:font-size-asian="10pt" style:font-size-complex="10pt"/>
    </style:style>
    <style:style style:name="P16" style:family="paragraph" style:parent-style-name="Text_20_body" style:list-style-name="L11">
      <style:text-properties style:font-name="Courier New" fo:font-size="10pt" style:font-size-asian="10pt" style:font-size-complex="10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7">
      <style:text-properties fo:font-size="12pt" style:font-size-asian="10.5pt" style:font-size-complex="12pt"/>
    </style:style>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1">
      <style:text-properties fo:color="#000000" style:font-name="Courier New" fo:font-size="10pt" style:font-name-asian="Consolas" style:font-size-asian="10pt" style:font-name-complex="Consolas" style:font-size-complex="10pt"/>
    </style:style>
    <style:style style:name="P29" style:family="paragraph" style:parent-style-name="Text_20_body" style:list-style-name="L26">
      <style:text-properties fo:color="#000000" style:text-line-through-style="none" style:font-name="Courier New" fo:font-size="10pt" style:font-name-asian="Consolas" style:font-size-asian="10pt" style:font-name-complex="Consolas" style:font-size-complex="10pt"/>
    </style:style>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paragraph-properties fo:text-align="start" style:justify-single-word="false"/>
    </style:style>
    <style:style style:name="P37" style:family="paragraph" style:parent-style-name="Text_20_body" style:list-style-name="L18">
      <style:paragraph-properties fo:text-align="start" style:justify-single-word="false"/>
    </style:style>
    <style:style style:name="P38" style:family="paragraph" style:parent-style-name="Text_20_body" style:list-style-name="L19">
      <style:paragraph-properties fo:text-align="start" style:justify-single-word="false"/>
    </style:style>
    <style:style style:name="P39" style:family="paragraph" style:parent-style-name="Text_20_body" style:list-style-name="L19"/>
    <style:style style:name="P40" style:family="paragraph" style:parent-style-name="Text_20_body" style:list-style-name=""/>
    <style:style style:name="P41" style:family="paragraph" style:parent-style-name="Text_20_body" style:list-style-name="L22"/>
    <style:style style:name="P42" style:family="paragraph" style:parent-style-name="Text_20_body" style:list-style-name="L2">
      <style:paragraph-properties fo:margin-top="0cm" fo:margin-bottom="0cm"/>
    </style:style>
    <style:style style:name="P43"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44" style:family="paragraph" style:parent-style-name="Heading_20_1">
      <style:paragraph-properties fo:text-align="center" style:justify-single-word="false"/>
    </style:style>
    <style:style style:name="P45" style:family="paragraph" style:parent-style-name="Heading_20_2">
      <style:paragraph-properties fo:break-before="page"/>
    </style:style>
    <style:style style:name="P46" style:family="paragraph" style:parent-style-name="Table_20_Contents" style:list-style-name="L20"/>
    <style:style style:name="P47" style:family="paragraph" style:parent-style-name="Table_20_Contents" style:list-style-name="L21"/>
    <style:style style:name="P48" style:family="paragraph" style:parent-style-name="Table_20_Contents" style:list-style-name="L23"/>
    <style:style style:name="P49" style:family="paragraph" style:parent-style-name="Table_20_Contents" style:list-style-name="L24"/>
    <style:style style:name="P50" style:family="paragraph" style:parent-style-name="Table_20_Contents" style:list-style-name="L25"/>
    <style:style style:name="P51" style:family="paragraph" style:parent-style-name="Table_20_Contents" style:list-style-name="L20">
      <style:paragraph-properties fo:margin-top="0cm" fo:margin-bottom="0cm"/>
    </style:style>
    <style:style style:name="P52" style:family="paragraph" style:parent-style-name="Table_20_Contents" style:list-style-name="L21">
      <style:paragraph-properties fo:margin-top="0cm" fo:margin-bottom="0cm"/>
    </style:style>
    <style:style style:name="P53" style:family="paragraph" style:parent-style-name="Contents_20_1">
      <style:paragraph-properties>
        <style:tab-stops/>
      </style:paragraph-properties>
    </style:style>
    <style:style style:name="P54" style:family="paragraph" style:parent-style-name="Contents_20_2">
      <style:paragraph-properties>
        <style:tab-stops/>
      </style:paragraph-properties>
    </style:style>
    <style:style style:name="P55" style:family="paragraph" style:parent-style-name="Contents_20_3">
      <style:paragraph-properties>
        <style:tab-stops/>
      </style:paragraph-properties>
    </style:style>
    <style:style style:name="P5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style="italic" style:font-style-asian="italic" style:font-style-complex="italic"/>
    </style:style>
    <style:style style:name="T7" style:family="text">
      <style:text-properties style:font-name="Courier New" fo:font-size="13pt" style:font-size-asian="13pt" style:font-size-complex="13pt"/>
    </style:style>
    <style:style style:name="T8" style:family="text">
      <style:text-properties style:font-name="Times New Roman2" fo:font-size="12pt" style:font-size-asian="10.5pt" style:font-size-complex="12pt"/>
    </style:style>
    <style:style style:name="T9" style:family="text">
      <style:text-properties style:font-name="Times New Roman2"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style="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000000" style:font-name="Courier New" fo:font-size="10pt" style:font-name-asian="Consolas" style:font-size-asian="10pt" style:font-name-complex="Consolas" style:font-size-complex="10pt"/>
    </style:style>
    <style:style style:name="T18" style:family="text">
      <style:text-properties fo:color="#000000" style:font-name="Times New Roman2" fo:font-size="12pt" style:font-name-asian="Consolas" style:font-size-asian="10.5pt" style:font-name-complex="Consolas" style:font-size-complex="12pt"/>
    </style:style>
    <style:style style:name="T19" style:family="text">
      <style:text-properties style:font-name="Times New Roman2" fo:font-size="12pt" style:font-size-asian="10.5pt" style:font-size-complex="12pt"/>
    </style:style>
    <style:style style:name="T20" style:family="text">
      <style:text-properties style:font-name="Courier New" fo:font-size="10pt" style:font-size-asian="10pt" style:font-size-complex="10pt"/>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JCA/JDBC Driver<text:line-break/><draw:path text:anchor-type="as-char" svg:y="0cm" draw:z-index="0" draw:style-name="gr1" draw:text-style-name="P56"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0 beta 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
          <text:p text:style-name="P54"><text:a xlink:type="simple" xlink:href="#__RefHeading__2737_1560579136">General Notes</text:a></text:p>
          <text:p text:style-name="P55"><text:a xlink:type="simple" xlink:href="#__RefHeading__2739_1560579136">Supported Firebird versions</text:a></text:p>
          <text:p text:style-name="P55"><text:a xlink:type="simple" xlink:href="#__RefHeading__6627_1850987433">Supported Java versions</text:a></text:p>
          <text:p text:style-name="P55"><text:a xlink:type="simple" xlink:href="#__RefHeading__2741_1560579136">Specification support</text:a></text:p>
          <text:p text:style-name="P54"><text:a xlink:type="simple" xlink:href="#__RefHeading__2743_1560579136">What's new in Jaybird 2.2</text:a></text:p>
          <text:p text:style-name="P55"><text:a xlink:type="simple" xlink:href="#__RefHeading__6629_1850987433">Support for getGeneratedKeys()</text:a></text:p>
          <text:p text:style-name="P55"><text:a xlink:type="simple" xlink:href="#__RefHeading__2745_1560579136">Java 6 and JDBC 4.0 API support</text:a></text:p>
          <text:p text:style-name="P55"><text:a xlink:type="simple" xlink:href="#__RefHeading__8759_1080388197">Java 7 and JDBC 4.1 API support</text:a></text:p>
          <text:p text:style-name="P55"><text:a xlink:type="simple" xlink:href="#__RefHeading__6631_1850987433">Jaybird on Maven</text:a></text:p>
          <text:p text:style-name="P55"><text:a xlink:type="simple" xlink:href="#__RefHeading__2747_1560579136">Native and Embedded (JNI) 64-bit Windows and Linux support</text:a></text:p>
          <text:p text:style-name="P55"><text:a xlink:type="simple" xlink:href="#__RefHeading__2749_1560579136">Support for Firebird 2.5</text:a></text:p>
          <text:p text:style-name="P55"><text:a xlink:type="simple" xlink:href="#__RefHeading__3644_1575618738">Other fixes and changes</text:a></text:p>
          <text:p text:style-name="P55"><text:a xlink:type="simple" xlink:href="#__RefHeading__2751_1560579136">Compatibility changes</text:a></text:p>
          <text:p text:style-name="P55"><text:a xlink:type="simple" xlink:href="#__RefHeading__2753_1560579136">Important changes to Datasources</text:a></text:p>
          <text:p text:style-name="P54"><text:a xlink:type="simple" xlink:href="#__RefHeading__8761_1080388197">Distribution package</text:a></text:p>
          <text:p text:style-name="P55"><text:a xlink:type="simple" xlink:href="#__RefHeading__2773_1560579136">License</text:a></text:p>
          <text:p text:style-name="P55"><text:a xlink:type="simple" xlink:href="#__RefHeading__2775_1560579136">Source Code</text:a></text:p>
          <text:p text:style-name="P54"><text:a xlink:type="simple" xlink:href="#__RefHeading__8763_1080388197">Documentation and Support</text:a></text:p>
          <text:p text:style-name="P55"><text:a xlink:type="simple" xlink:href="#__RefHeading__2821_1560579136">Where to get more information on Jaybird</text:a></text:p>
          <text:p text:style-name="P55"><text:a xlink:type="simple" xlink:href="#__RefHeading__2823_1560579136">Where to get help</text:a></text:p>
          <text:p text:style-name="P55"><text:a xlink:type="simple" xlink:href="#__RefHeading__2825_1560579136">Reporting Bugs</text:a></text:p>
          <text:p text:style-name="P55"><text:a xlink:type="simple" xlink:href="#__RefHeading__8765_1080388197">Corrections/Additions To Release Notes</text:a></text:p>
          <text:p text:style-name="P54"><text:a xlink:type="simple" xlink:href="#__RefHeading__8767_1080388197">JDBC URL Format</text:a></text:p>
          <text:p text:style-name="P55"><text:a xlink:type="simple" xlink:href="#__RefHeading__2779_1560579136">Pure Java</text:a></text:p>
          <text:p text:style-name="P55"><text:a xlink:type="simple" xlink:href="#__RefHeading__2781_1560579136">Using Firebird client library</text:a></text:p>
          <text:p text:style-name="P55"><text:a xlink:type="simple" xlink:href="#__RefHeading__2783_1560579136">Embedded Server</text:a></text:p>
          <text:p text:style-name="P54"><text:a xlink:type="simple" xlink:href="#__RefHeading__8769_1080388197">Using Type 2 and Embedded Server driver</text:a></text:p>
          <text:p text:style-name="P55"><text:a xlink:type="simple" xlink:href="#__RefHeading__2789_1560579136">Configuring Type 2 JDBC driver</text:a></text:p>
          <text:p text:style-name="P55"><text:a xlink:type="simple" xlink:href="#__RefHeading__2791_1560579136">Configuring Embedded Server JDBC driver</text:a></text:p>
          <text:p text:style-name="P55"><text:a xlink:type="simple" xlink:href="#__RefHeading__4053_1508899958">Support for multiple JNI libraries</text:a></text:p>
          <text:p text:style-name="P54"><text:a xlink:type="simple" xlink:href="#__RefHeading__2755_1560579136">Usage and Reference Manual</text:a></text:p>
          <text:p text:style-name="P55"><text:a xlink:type="simple" xlink:href="#__RefHeading__2757_1560579136">Events</text:a></text:p>
          <text:p text:style-name="P55"><text:a xlink:type="simple" xlink:href="#__RefHeading__2763_1560579136">Updatable result sets</text:a></text:p>
          <text:p text:style-name="P55"><text:a xlink:type="simple" xlink:href="#__RefHeading__2765_1560579136">Firebird management interfaces</text:a></text:p>
          <text:p text:style-name="P55"><text:a xlink:type="simple" xlink:href="#__RefHeading__2767_1560579136">Jaybird JDBC extensions</text:a></text:p>
          <text:p text:style-name="P55"><text:a xlink:type="simple" xlink:href="#__RefHeading__2785_1560579136">JDBC connection properties</text:a></text:p>
          <text:p text:style-name="P54"><text:a xlink:type="simple" xlink:href="#__RefHeading__2793_1560579136">JDBC Compatibility</text:a></text:p>
          <text:p text:style-name="P55"><text:a xlink:type="simple" xlink:href="#__RefHeading__2795_1560579136">JDBC deviations and unimplemented features</text:a></text:p>
          <text:p text:style-name="P54"><text:a xlink:type="simple" xlink:href="#__RefHeading__2797_1560579136">Jaybird Specifics</text:a></text:p>
          <text:p text:style-name="P55"><text:a xlink:type="simple" xlink:href="#__RefHeading__2799_1560579136">Result sets</text:a></text:p>
          <text:p text:style-name="P55"><text:a xlink:type="simple" xlink:href="#__RefHeading__2801_1560579136">Using java.sql.ParameterMetaData with Callable Statements</text:a></text:p>
          <text:p text:style-name="P55"><text:a xlink:type="simple" xlink:href="#__RefHeading__2803_1560579136">Using ResultSet.getCharacterStream with BLOB fields</text:a></text:p>
          <text:p text:style-name="P55"><text:a xlink:type="simple" xlink:href="#__RefHeading__2805_1560579136">Heuristic transaction completion support</text:a></text:p>
          <text:p text:style-name="P55"><text:a xlink:type="simple" xlink:href="#__RefHeading__3722_2133805793">Compatibility with com.sun.rowset.*</text:a></text:p>
          <text:p text:style-name="P54"><text:a xlink:type="simple" xlink:href="#__RefHeading__2807_1560579136">Connection pooling with Jaybird</text:a></text:p>
          <text:p text:style-name="P55"><text:a xlink:type="simple" xlink:href="#__RefHeading__2809_1560579136">Usage scenario</text:a></text:p>
          <text:p text:style-name="P55"><text:soft-page-break/><text:a xlink:type="simple" xlink:href="#__RefHeading__2811_1560579136">Connection Pool Classes (deprecated)</text:a></text:p>
          <text:p text:style-name="P55"><text:a xlink:type="simple" xlink:href="#__RefHeading__2813_1560579136">org.firebirdsql.pool.FBConnectionPoolDataSource (deprecated)</text:a></text:p>
          <text:p text:style-name="P55"><text:a xlink:type="simple" xlink:href="#__RefHeading__2815_1560579136">org.firebirdsql.pool.FBWrappingDataSource</text:a></text:p>
          <text:p text:style-name="P55"><text:a xlink:type="simple" xlink:href="#__RefHeading__2817_1560579136">Runtime object allocation and deallocation hints</text:a></text:p>
        </text:index-body>
      </text:table-of-content>
      <text:p text:style-name="Text_20_body"/>
      <text:h text:style-name="P45"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 was tested against Firebird 2.1.4 and 2.5.1,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s InterBase servers due to a Firebird-specific changes in the protocol and the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 supports Java 5 (JDBC 3.0), Java 6 (JDBC 4.0) and Java 7 (JDBC 4.1). Support for earlier Java versions has been dropped<text:note text:id="ftn0"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2">closeOnCompletion</text:span>, most other JDBC 4.1 specific methods throw <text:span text:style-name="T2">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javax.transaction.xa.XAResource</text:span></text:span> interface via JCA framework and <text:span text:style-name="Source_20_Text"><text:span text:style-name="T1">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45" text:outline-level="2"><text:bookmark-start text:name="__RefHeading__2743_1560579136"/>What's new in Jaybird 2.2<text:bookmark-end text:name="__RefHeading__2743_1560579136"/></text:h>
      <text:p text:style-name="Text_20_body">Jaybird 2.2 introduces the following new features and fixes:</text:p>
      <text:h text:style-name="Heading_20_3" text:outline-level="3"><text:bookmark-start text:name="__RefHeading__6629_1850987433"/>Support for <text:span text:style-name="T1">getGeneratedKeys()</text:span><text:bookmark-end text:name="__RefHeading__6629_1850987433"/></text:h>
      <text:p text:style-name="Text_20_body">Support was added for the <text:span text:style-name="T2">getGeneratedKeys()</text:span> functionality for <text:span text:style-name="T2">Statement</text:span> and <text:span text:style-name="T2">PreparedStatement</text:span>. </text:p>
      <text:p text:style-name="Text_20_body">There are four distinct use-cases:</text:p>
      <text:list xml:id="list30680057" text:style-name="L3">
        <text:list-item>
          <text:p text:style-name="P19">Methods accepting an <text:span text:style-name="T2">int</text:span> parameter with values of <text:span text:style-name="T2">Statement.NO_GENERATED_KEYS</text:span> and <text:span text:style-name="T2">Statement.RETURN_GENERATED_KEYS</text:span></text:p>
        </text:list-item>
      </text:list>
      <text:p text:style-name="P12">When <text:span text:style-name="T2">NO_GENERATED_KEYS</text:span> is passed, the query will be executed as a normal query.</text:p>
      <text:p text:style-name="P12">When <text:span text:style-name="T2">RETURN_GENERATED_KEYS</text:span> is passed, the driver will add <text:span text:style-name="T12">all</text:span><text:span text:style-name="T16"> columns of the table in ordinal position order (as in the (JDBC) metadata of the table). </text:span><text:span text:style-name="T16">It is advisable to retrieve the values from the </text:span><text:span text:style-name="T3">getGeneratedKeys()</text:span><text:span text:style-name="T16"> resultset by column name.</text:span></text:p>
      <text:p text:style-name="P43">We opted to include all columns as it is next to impossible to decide which columns are filled by a trigger or otherwise and only returning the primary key will be too limiting</text:p>
      <text:list xml:id="list33216422" text:continue-numbering="true" text:style-name="L3">
        <text:list-item>
          <text:p text:style-name="P19">Methods accepting an <text:span text:style-name="T2">int[]</text:span> parameter with column indexes.</text:p>
        </text:list-item>
      </text:list>
      <text:p text:style-name="P13">The values in the <text:span text:style-name="T2">int[]</text:span> parameter are the ordinal positions of the columns as in the (JDBC) metadata of the tabel. For a null array or an empty array the statement is processed as is. Invalid ordinal positions are ignored and silently dropped (be aware: the JDBC spec is not entirely clear if this is valid behavior, so this might change in the future)</text:p>
      <text:list xml:id="list33229482" text:continue-numbering="true" text:style-name="L3">
        <text:list-item>
          <text:p text:style-name="P19">Methods accepting a <text:span text:style-name="T2">String[]</text:span> parameter with column names.</text:p>
        </text:list-item>
      </text:list>
      <text:p text:style-name="P12">The values in the <text:span text:style-name="T2">String[]</text:span> are the column names to be returned. The column names provided are processed as is and not checked for validity or the need of quoting. Providing non-existent or incorrectly (un)quoted columns will result in an exception.</text:p>
      <text:p text:style-name="P12">This method is the fastest as it does not retrieve metadata from the server.</text:p>
      <text:list xml:id="list33207608" text:continue-numbering="true" text:style-name="L3">
        <text:list-item>
          <text:p text:style-name="P19">Providing a query already containing a <text:span text:style-name="T2">RETURNING</text:span> clause. In this case all of the previous cases are ignored and the query is executed as is. It is possible to retrieve the resultset using <text:span text:style-name="T2">getGeneratedKeys()</text:span>.</text:p>
        </text:list-item>
      </text:list>
      <text:p text:style-name="Text_20_body">This functionality will only be available if the ANTLR 3.4 runtime classes are on the classpath. Except for calling methods with <text:span text:style-name="T2">NO_GENERATED_KEYS</text:span>, absence of the ANTLR runtime will throw <text:span text:style-name="T2">FBDriverNotCapableException</text:span>.</text:p>
      <text:p text:style-name="Text_20_body">This functionality should work for <text:span text:style-name="T2">INSERT</text:span> (from Firebird 2.0), and for <text:span text:style-name="T2">UPDATE</text:span>, <text:span text:style-name="T2">UPDATE OR INSERT</text:span> and <text:span text:style-name="T2">DELETE</text:span> (from Firebird 2.1).</text:p>
      <text:h text:style-name="Heading_20_3" text:outline-level="3"><text:bookmark-start text:name="__RefHeading__2745_1560579136"/>Java 6 and JDBC 4.0 API support<text:bookmark-end text:name="__RefHeading__2745_1560579136"/></text:h>
      <text:p text:style-name="Text_20_body">Added support for the following JDBC 4.0 features:</text:p>
      <text:list xml:id="list30693208" text:style-name="L4">
        <text:list-item>
          <text:p text:style-name="P20">Automatic driver loading: on Java 6 and later it is no longer necessary to use <text:span text:style-name="T2">Class.forName("org.firebirdsql.jdbc.FBDriver")</text:span><text:span text:style-name="T9"> </text:span><text:span text:style-name="T8">to load the driver</text:span></text:p>
        </text:list-item>
        <text:list-item>
          <text:p text:style-name="P20"><text:span text:style-name="T8">Implementation of </text:span><text:span text:style-name="T2">java.sql.Wrapper</text:span><text:span text:style-name="T8"> interface on various JDBC classes; in general it only unwraps to the specific implementation class (and superclasses) and implemented interfaces</text:span></text:p>
        </text:list-item>
        <text:list-item>
          <text:p text:style-name="P20"><text:span text:style-name="T8">Support for chained exceptions (use </text:span><text:span text:style-name="T2">getNextException()</text:span><text:span text:style-name="T8"> and </text:span><text:span text:style-name="T2">iterator()</text:span><text:span text:style-name="T8"> to view other, related exceptions) and </text:span><text:span text:style-name="T2">getCause()</text:span><text:span text:style-name="T8"> to retrieve the cause (deprecating similar </text:span><text:span text:style-name="T2">getInternalException()</text:span><text:span text:style-name="T8">)</text:span></text:p>
        </text:list-item>
        <text:list-item>
          <text:p text:style-name="P20"><text:soft-page-break/><text:span text:style-name="T8">Support for </text:span><text:span text:style-name="T2">getClientInfo()</text:span><text:span text:style-name="T8"> and </text:span><text:span text:style-name="T2">setClientInfo()</text:span><text:span text:style-name="T8"> on </text:span><text:span text:style-name="T2">Connection</text:span></text:p>
        </text:list-item>
      </text:list>
      <text:h text:style-name="Heading_20_3" text:outline-level="3"><text:bookmark-start text:name="__RefHeading__8759_1080388197"/>Java 7 and JDBC 4.1 API support<text:bookmark-end text:name="__RefHeading__8759_1080388197"/></text:h>
      <text:p text:style-name="Text_20_body">Added support for the following JDBC 4.1 features:</text:p>
      <text:list xml:id="list30671148" text:style-name="L5">
        <text:list-item>
          <text:p text:style-name="P21">try-with-resources support<text:note text:id="ftn1"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21">Statement <text:span text:style-name="T15">closeOnCompletion</text:span> support</text:p>
        </text:list-item>
      </text:list>
      <text:p text:style-name="Text_20_body">Other methods defined by JDBC 4.1 will throw <text:span text:style-name="T2">FBDriverNotCapableException</text:span> (a subclass of <text:span text:style-name="T2">SQLFeatureNotSupportedException</text:span>).</text:p>
      <text:h text:style-name="Heading_20_3" text:outline-level="3"><text:bookmark-start text:name="__RefHeading__6631_1850987433"/>Jaybird on Maven<text:bookmark-end text:name="__RefHeading__6631_1850987433"/></text:h>
      <text:p text:style-name="Text_20_body">Jaybird 2.2 is available on maven, with a separate artifact for each supported Java version.</text:p>
      <text:p text:style-name="Text_20_body">Groupid: <text:span text:style-name="T2">org.firebirdsql.jdbc</text:span>, artifactid: <text:span text:style-name="T2">jaybird-</text:span><text:span text:style-name="T2">jdkXX</text:span> (where XX is 15, 16 or 17).</text:p>
      <text:p text:style-name="Text_20_body">The beta is deployed as version <text:span text:style-name="T2">2.2.0-beta-1</text:span></text:p>
      <text:p text:style-name="Text_20_body">When deploying to a JavaEE environment, exclude the <text:span text:style-name="T2">javax.resource</text:span> <text:span text:style-name="T2">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0696795" text:style-name="L6">
        <text:list-item>
          <text:p text:style-name="P22">The security database can be set</text:p>
        </text:list-item>
        <text:list-item>
          <text:p text:style-name="P22">Support for SET/DROP AUTO ADMIN</text:p>
        </text:list-item>
        <text:list-item>
          <text:p text:style-name="P22">Mapping for new role RDB$ADMIN in security database</text:p>
        </text:list-item>
        <text:list-item>
          <text:p text:style-name="P22">Added new Firebird 2.1 shutdown/online modes availabe in Firebird 2.5 via the Services API</text:p>
        </text:list-item>
        <text:list-item>
          <text:p text:style-name="P22">Support for NBackup via Services API in Firebird 2.5</text:p>
        </text:list-item>
        <text:list-item>
          <text:p text:style-name="P22">Support for Trace/Audit via Services API in Firebird 2.5</text:p>
        </text:list-item>
      </text:list>
      <text:h text:style-name="Heading_20_3" text:outline-level="3"><text:bookmark-start text:name="__RefHeading__3644_1575618738"/>Other fixes and changes<text:bookmark-end text:name="__RefHeading__3644_1575618738"/></text:h>
      <text:list xml:id="list30690179" text:style-name="L7">
        <text:list-item>
          <text:p text:style-name="P24">Replaced <text:span text:style-name="T2">mini-j2ee.jar</text:span> with <text:span text:style-name="T2">connector-api-1.5.jar</text:span>: make sure to remove the old mini-j2ee.jar from the classpath of your application.</text:p>
        </text:list-item>
        <text:list-item>
          <text:p text:style-name="P24">Dropped <text:span text:style-name="T2">jaybird-pool</text:span> jar from distribution (all classes are include in the <text:span text:style-name="T2">jaybird</text:span> jar and the <text:span text:style-name="T2">jaybird-full</text:span> jar)</text:p>
        </text:list-item>
        <text:list-item>
          <text:p text:style-name="P23"><text:span text:style-name="T2">FBResultSetMetaData#getcolumnName(int)</text:span> will now return the original column name (if available) for compliance to the JDBC specification, <text:span text:style-name="T2">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CachedRowSet.</text:p>
        </text:list-item>
        <text:list-item>
          <text:p text:style-name="P23"><text:span text:style-name="T2">FBDatabaseMetaData</text:span> has been updated to include metadata columns defined by JDBC 3.0, 4.0 and 4.1. This also changes the position of <text:span text:style-name="T2">OWNER_NAME</text:span> column in the result set of <text:span text:style-name="T2">getTables(..) </text:span>as this column is Jaybird-specific and not defined in JDBC. </text:p>
        </text:list-item>
        <text:list-item>
          <text:p text:style-name="P23"><text:soft-page-break/><text:span text:style-name="T2">FBDatabaseMetaData#getIndexInfo(..)</text:span> now also returns expression indexes. The <text:span text:style-name="T2">COLUMN_NAME</text:span> column will contain the expression (if available).</text:p>
        </text:list-item>
        <text:list-item>
          <text:p text:style-name="P23"><text:span text:style-name="T2">FBDatabaseMetaData#getIndexInfo(..)</text:span> now correctly limits the returned indexes to unique indexes when parameter <text:span text:style-name="T2">unique</text:span> is set to <text:span text:style-name="T2">true</text:span>.</text:p>
        </text:list-item>
        <text:list-item>
          <text:p text:style-name="P23">The connection property <text:span text:style-name="T2">octetsAsByte</text:span><text:span text:style-name="T2">s</text:span> can be used to identify fields with <text:span text:style-name="T2">CHARACTER SET OCTETS</text:span> as being <text:span text:style-name="T2">(VAR)BINARY</text:span> (in the resultsetmetadata only)</text:p>
        </text:list-item>
      </text:list>
      <text:p text:style-name="Text_20_body">A full list of changes is available at:</text:p>
      <text:p text:style-name="Text_20_body"><text:a xlink:type="simple" xlink:href="http://tracker.firebirdsql.org/secure/ReleaseNote.jspa?version=10053&amp;styleName=Text&amp;projectId=10002&amp;Create=Create">http://tracker.firebirdsql.org/secure/ReleaseNote.jspa?version=10053&amp;styleName=Text&amp;projectId=10002&amp;Create=Create</text:a></text:p>
      <text:h text:style-name="Heading_20_3" text:outline-level="3"><text:bookmark-start text:name="__RefHeading__2751_1560579136"/>Compatibility changes<text:bookmark-end text:name="__RefHeading__2751_1560579136"/></text:h>
      <text:p text:style-name="Text_20_body">Jaybird 2.2 introduces some changes in compatibility and announces future breaking changes.</text:p>
      <text:p text:style-name="Heading_20_4">Java support</text:p>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p text:style-name="Heading_20_4">Firebird support</text:p>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2">ConnectionPoolDataSource</text:span> and <text:span text:style-name="T2">XADataSource</text:span> implementations in <text:span text:style-name="T2">org.firebirdsql.pool</text:span> and <text:span text:style-name="T2">org.firebirdsql.pool.sun</text:span> contain several bugs with regard to pool and connection management when used by a JavaEE application server. The decision was made to write new implementations in the package <text:span text:style-name="T2">org.firebirdsql.ds</text:span>.</text:p>
      <text:p text:style-name="Text_20_body">The following implementations have been deprecated and will be removed in Jaybird 2.3:</text:p>
      <text:list xml:id="list30669286" text:style-name="L8">
        <text:list-item>
          <text:p text:style-name="P14">org.firebirdsql.pool.DriverConnectionPoolDataSource</text:p>
        </text:list-item>
        <text:list-item>
          <text:p text:style-name="P14">org.firebirdsql.pool.FBConnectionPoolDataSource</text:p>
        </text:list-item>
        <text:list-item>
          <text:p text:style-name="P14">org.firebirdsql.pool.sun.AppServerDataSource</text:p>
        </text:list-item>
        <text:list-item>
          <text:p text:style-name="P14">org.firebirdsql.pool.sun.AppServerXADataSource</text:p>
        </text:list-item>
        <text:list-item>
          <text:p text:style-name="P14">org.firebirdsql.jca.FBXADataSource</text:p>
        </text:list-item>
        <text:list-item>
          <text:p text:style-name="P14">org.firebirdsql.pool.SimpleDataSource</text:p>
        </text:list-item>
      </text:list>
      <text:p text:style-name="Text_20_body">Their replacement classes are:</text:p>
      <text:list xml:id="list30687582" text:style-name="L9">
        <text:list-item>
          <text:p text:style-name="P15">org.firebirdsql.ds.FBConnectionPoolDataSource</text:p>
        </text:list-item>
        <text:list-item>
          <text:p text:style-name="P15">org.firebirdsql.ds.FBXADataSource</text:p>
        </text:list-item>
        <text:list-item>
          <text:p text:style-name="P25"><text:span text:style-name="T2">org.firebirdsql.pool.FBSimpleDataSource</text:span> (a normal <text:span text:style-name="T2">DataSource</text:span>)</text:p>
        </text:list-item>
      </text:list>
      <text:p text:style-name="Text_20_body">We strongly urge you to switch to these new implementations if you are using them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2">DataSource</text:span> implementations <text:span text:style-name="T2">WrappingDataSource</text:span> as the identified bugs do not occur with this implementation, but we advise <text:soft-page-break/>you to switch to <text:span text:style-name="T2">FBSimpleDataSource</text:span><text:span text:style-name="T9">. If you require a standalone connection pool (outside an application server), please consider using a third-party connection pool like C3P0, DBCP or BoneCP.</text:span></text:p>
      <text:p text:style-name="Text_20_body">The new <text:span text:style-name="T2">ConnectionPoolDataSource</text:span> and <text:span text:style-name="T2">XADataSource</text:span> implementations only provide the basic functionality specified in the JDBC specifications and do <text:span text:style-name="T14">not</text:span> provide any pooling itself. The <text:span text:style-name="T2">ConnectionPoolDataSource</text:span> and <text:span text:style-name="T2">XADataSource</text:span> are intended to <text:span text:style-name="T10">be </text:span><text:span text:style-name="T14">used by</text:span><text:span text:style-name="T10"> </text:span>connection pools (as provided by application servers) and should not be connection pools themselves.</text:p>
      <text:p text:style-name="Heading_20_4">Future changes to Jaybird</text:p>
      <text:p text:style-name="Text_20_body">As announced above, the <text:span text:style-name="T2">ConnectionPoolDataSource</text:span> implementations in <text:span text:style-name="T2">org.firebirdsql.pool</text:span> and <text:span text:style-name="T2">org.firebirdsql.jca</text:span> will be removed in Jaybird 2.3. This may included removal of additional classes and interfaces from these packages (or the entire package).</text:p>
      <text:p text:style-name="Text_20_body">The following (deprecated) classes will also be removed:</text:p>
      <text:list xml:id="list30687920" text:style-name="L26">
        <text:list-item>
          <text:p text:style-name="P29">org.firebirdsql.jdbc.FBWrappingDataSource<text:span text:style-name="T8"> (old deprecated class subclassing </text:span>org.firebirdsql.pool.FBWrappingDataSource<text:span text:style-name="T8">), only included in jaybird-full jar</text:span></text:p>
        </text:list-item>
      </text:list>
      <text:p text:style-name="Text_20_body">Furthermore the following interfaces will be removed as they are no longer needed:</text:p>
      <text:list xml:id="list30692240" text:style-name="L10">
        <text:list-item>
          <text:p text:style-name="P26"><text:span text:style-name="T2">FirebirdSavepoint</text:span> (identical to <text:span text:style-name="T2">java.sql.Savepoint</text:span>)</text:p>
        </text:list-item>
      </text:list>
      <text:p text:style-name="Text_20_body">The following interfaces will have some of the methods removed:</text:p>
      <text:list xml:id="list30671332" text:style-name="L11">
        <text:list-item>
          <text:p text:style-name="P16">FirebirdConnection</text:p>
          <text:list>
            <text:list-item>
              <text:p text:style-name="P27"><text:span text:style-name="T2">setFirebirdSavepoint()</text:span> replace with <text:span text:style-name="T2">Connection#setSavepoint()</text:span></text:p>
            </text:list-item>
            <text:list-item>
              <text:p text:style-name="P27"><text:span text:style-name="T17">setFirebirdSavepoint(String name)</text:span><text:span text:style-name="T18"> replace with </text:span><text:span text:style-name="T17">Connection#setSavepoint(String name)</text:span></text:p>
            </text:list-item>
            <text:list-item>
              <text:p text:style-name="P28">rollback(FirebirdSavepoint savepoint)<text:span text:style-name="T8"> replace with </text:span>Connection#rollback(Savepoint savepoint)</text:p>
            </text:list-item>
            <text:list-item>
              <text:p text:style-name="P27"><text:span text:style-name="T17">releaseSavepoint(FirebirdSavepoint savepoint)</text:span><text:span text:style-name="T18"> replace with </text:span><text:span text:style-name="T17">Connection#releaseSavepoint(Savepoint savepoint)</text:span></text:p>
            </text:list-item>
          </text:list>
        </text:list-item>
      </text:list>
      <text:p text:style-name="Text_20_body">If you are still using these interfaces or methods, please change your code to use the JDBC interface or method instead.</text:p>
      <text:p text:style-name="Text_20_body">From Jaybird 2.3 on <text:span text:style-name="T2">(VAR)CHAR CHARACTER SET OCTETS</text:span> will be considered to be of <text:span text:style-name="T2">java.sql.Types</text:span> type <text:span text:style-name="T2">(VAR)BINAR</text:span><text:span text:style-name="T2">Y</text:span><text:span text:style-name="T8">. This should not impact normal use of methods li</text:span><text:span text:style-name="T8">ke </text:span><text:span text:style-name="T2">get/setString()</text:span><text:span text:style-name="T8">, but will impact the metadata and the type of object returned by </text:span><text:span text:style-name="T2">getObject()</text:span><text:span text:style-name="T8"> </text:span><text:span text:style-name="T8">(a byte array instead of a String).</text:span></text:p>
      <text:p text:style-name="Text_20_body"/>
      <text:h text:style-name="P45" text:outline-level="2"><text:bookmark-start text:name="__RefHeading__8761_1080388197"/>Distribution package<text:bookmark-end text:name="__RefHeading__8761_1080388197"/></text:h>
      <text:p text:style-name="Text_20_body">The following file groups can be found in distribution package:</text:p>
      <text:list xml:id="list30682142" text:style-name="L12">
        <text:list-item>
          <text:p text:style-name="P30"><text:span text:style-name="Source_20_Text"><text:span text:style-name="T1">jaybird-2.2.0.jar</text:span></text:span> – archive containing JCA/JDBC driver, implementation of connection pooling and statement pooling interfaces, and JMX management class. It requires JCA 1.0</text:p>
        </text:list-item>
        <text:list-item>
          <text:p text:style-name="P30"><text:span text:style-name="Source_20_Text"><text:span text:style-name="T1">jaybird-full-2.2.0.jar</text:span></text:span> – merge of j<text:span text:style-name="Source_20_Text"><text:span text:style-name="T1">aybird-2.2.0.jar</text:span></text:span> and <text:span text:style-name="Source_20_Text"><text:span text:style-name="T1">connector-api-1.5.jar</text:span></text:span>. This archive can be used for standalone Jaybird deployments</text:p>
        </text:list-item>
        <text:list-item>
          <text:p text:style-name="P30"><text:span text:style-name="T2">jaybird-2.2.0-sources.jar</text:span> – archive containing the sources of Jaybird (specific to this JDK version); for including Jaybird sources in your IDE</text:p>
        </text:list-item>
        <text:list-item>
          <text:p text:style-name="P30"><text:span text:style-name="Source_20_Text"><text:span text:style-name="T1">lib/connector-api-1.5.jar</text:span></text:span> – archive containing JCA 1.5 classes (required dependency)</text:p>
        </text:list-item>
        <text:list-item>
          <text:p text:style-name="P30"><text:span text:style-name="T2">lib/antlr-runtime-3.4.jar</text:span> – archive containing ANTLR runtime classes, required for generated keys functionality (optional dependency)</text:p>
        </text:list-item>
        <text:list-item>
          <text:p text:style-name="P30"><text:span text:style-name="Source_20_Text"><text:span text:style-name="T1">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optional, required for Type 2 and Embedded):</text:p>
      <text:list xml:id="list33219186" text:continue-numbering="true" text:style-name="L12">
        <text:list-item>
          <text:p text:style-name="P30"><text:span text:style-name="Source_20_Text"><text:span text:style-name="T1">jaybird22.dll</text:span></text:span> – Windows 32-bit</text:p>
        </text:list-item>
        <text:list-item>
          <text:p text:style-name="P30"><text:span text:style-name="Source_20_Text"><text:span text:style-name="T1">jaybird22_x64.dll</text:span></text:span> – Windows 64-bit</text:p>
        </text:list-item>
        <text:list-item>
          <text:p text:style-name="P30"><text:span text:style-name="T2">libjaybird22.so</text:span> – Linux 32-bit (x86)</text:p>
        </text:list-item>
        <text:list-item>
          <text:p text:style-name="P30"><text:span text:style-name="T2">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0679547" text:style-name="L13">
        <text:list-item>
          <text:p text:style-name="P31">x86: <text:a xlink:type="simple" xlink:href="http://www.microsoft.com/download/en/details.aspx?id=8328">http://www.microsoft.com/download/en/details.aspx?id=8328</text:a></text:p>
        </text:list-item>
        <text:list-item>
          <text:p text:style-name="P31">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jaybird-2.2.0-sources.jar; this file does not include the sources of the tests, nor the sourcecode for different JDK-versions.</text:p>
      <text:p text:style-name="Text_20_body">Full source code, including tests and build files, can be obtained from the CVS at SourceForge.net. <text:soft-page-break/>The CVSROOT is <text:line-break/><text:span text:style-name="Source_20_Text"><text:span text:style-name="T1">:pserver:anonymous@cvs.sourceforge.net:/cvsroot/firebird</text:span></text:span>, the module name is <text:span text:style-name="Source_20_Text"><text:span text:style-name="T1">client-java</text:span></text:span></text:p>
      <text:p text:style-name="Text_20_body">Alternatively source code can be viewed online at <text:a xlink:type="simple" xlink:href="http://cvs.sourceforge.net/viewcvs.py/firebird/client-java/">http://cvs.sourceforge.net/viewcvs.py/firebird/client-java/</text:a> </text:p>
      <text:h text:style-name="P45" text:outline-level="2"><text:bookmark-start text:name="__RefHeading__8763_1080388197"/>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13">(note: this resource is out of date)</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0697017" text:style-name="L14">
        <text:list-item>
          <text:p text:style-name="P32">The <text:a xlink:type="simple" xlink:href="http://groups.yahoo.com/group/Firebird-Java">http://groups.yahoo.com/group/Firebird-Java</text:a> and corresponding mailing list Firebird-Java@yahoogroups.com.</text:p>
        </text:list-item>
        <text:list-item>
          <text:p text:style-name="P32">The code for Firebird and this driver are on <text:a xlink:type="simple" xlink:href="http://sourceforge.net/projects/firebird">http://sourceforge.net/projects/firebird</text:a>.</text:p>
        </text:list-item>
        <text:list-item>
          <text:p text:style-name="P32">The Firebird project home page <text:a xlink:type="simple" xlink:href="http://www.firebirdsql.com/">http://www.firebirdsql.com</text:a>.</text:p>
        </text:list-item>
      </text:list>
      <text:h text:style-name="Heading_20_3" text:outline-level="3"><text:bookmark-start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If you are sure that this is a bug you can report it in the Firebird bug tracker, project “Java Client (Jaybird)” at <text:a xlink:type="simple" xlink:href="http://tracker.firebirdsql.org/browse/JDBC">http://tracker.firebirdsql.org/browse/JDBC</text:a></text:p>
      <text:p text:style-name="P1">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1">Please send corrections, suggestions, or additions to these Release Notes to to the mailing list at Firebird-Java@yahoogroups.com.</text:p>
      <text:h text:style-name="P45" text:outline-level="2"><text:bookmark-start text:name="__RefHeading__8767_1080388197"/>JDBC URL Format<text:bookmark-end text:name="__RefHeading__8767_1080388197"/></text:h>
      <text:p text:style-name="P9">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jdbc:firebirdsql://host[:port]/&lt;database&gt;</text:span></text:span></text:p>
      <text:p text:style-name="Table_20_Contents"><text:span text:style-name="Source_20_Text"><text:span text:style-name="T8">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8">The </text:span></text:span><text:span text:style-name="Source_20_Text"><text:span text:style-name="T2">&lt;database&gt;</text:span></text:span><text:span text:style-name="Source_20_Text"><text:span text:style-name="T8"> part should be replaced with the database alias or the path to the database. </text:span></text:span></text:p>
      <text:p text:style-name="Table_20_Contents"><text:span text:style-name="Source_20_Text"><text:span text:style-name="T8">On Linux the root </text:span></text:span><text:span text:style-name="Source_20_Text"><text:span text:style-name="T2">/</text:span></text:span><text:span text:style-name="Source_20_Text"><text:span text:style-name="T8"> should be included in the path. A database located on </text:span></text:span><text:span text:style-name="Source_20_Text"><text:span text:style-name="T2">/opt/firebird/db.fdb</text:span></text:span><text:span text:style-name="Source_20_Text"><text:span text:style-name="T8"> should use the URL below (note the double slash after port!) </text:span></text:span><text:span text:style-name="Source_20_Text"><text:span text:style-name="T2">jdbc:firebirdsql://host:port</text:span></text:span><text:span text:style-name="Source_20_Text"><text:span text:style-name="T4">//</text:span></text:span><text:span text:style-name="Source_20_Text"><text:span text:style-name="T2">opt/firebird/db.fdb</text:span></text:span><text:span text:style-name="Source_20_Text"><text:span text:style-name="T8"> </text:span></text:span></text:p>
      <text:p text:style-name="Table_20_Contents"><text:span text:style-name="Source_20_Text"><text:span text:style-name="T8">Deprecated but still available alternative URL:</text:span></text:span></text:p>
      <text:p text:style-name="Table_20_Contents"><text:span text:style-name="Source_20_Text"><text:span text:style-name="T2">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jdbc:firebirdsql:native:host[/port]:&lt;database&gt;</text:span></text:span></text:p>
      <text:p text:style-name="Table_20_Contents">Type 2 driver, will connect to the database using client library (either <text:span text:style-name="Source_20_Text"><text:span text:style-name="T2">fbclient.dl</text:span></text:span><text:span text:style-name="T2">l</text:span> or <text:span text:style-name="Source_20_Text"><text:span text:style-name="T1">gds32.dll</text:span></text:span> on Windows, and <text:span text:style-name="Source_20_Text"><text:span text:style-name="T1">libfbclient.so</text:span></text:span> or <text:span text:style-name="Source_20_Text"><text:span text:style-name="T1">libgds.so</text:span></text:span> on Linux). Requires correct installation of the client library.</text:p>
      <text:p text:style-name="Table_20_Contents"><text:span text:style-name="Source_20_Text"><text:span text:style-name="T1">jdbc:firebirdsql:local:</text:span></text:span><text:span text:style-name="Source_20_Text"><text:span text:style-name="T2">&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jdbc:firebirdsql:embedded:</text:span></text:span><text:span text:style-name="Source_20_Text"><text:span text:style-name="T2">&lt;database&gt;</text:span></text:span></text:p>
      <text:p text:style-name="Table_20_Contents">Similar to the Firebird client library, however <text:span text:style-name="Source_20_Text"><text:span text:style-name="T1">fbembed.dll</text:span></text:span> on Windows and <text:span text:style-name="Source_20_Text"><text:span text:style-name="T1">libfbembed.so</text:span></text:span> on Linux are used. Requires correctly installed and configured Firebird embedded library.</text:p>
      <text:h text:style-name="P45" text:outline-level="2"><text:bookmark-start text:name="__RefHeading__8769_1080388197"/>Using Type 2 and Embedded Server driver<text:bookmark-end text:name="__RefHeading__8769_1080388197"/></text:h>
      <text:p text:style-name="P1">Jaybird 2.2 provides a Type 2 JDBC driver that uses the native client library to connect to the databases. Additionally Jaybird 2.2 can use the embedded version of Firebird so Java applications do not require a separate server setup.</text:p>
      <text:p text:style-name="P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0667222" text:style-name="L1">
        <text:list-item>
          <text:p text:style-name="P17"><text:span text:style-name="Source_20_Text"><text:span text:style-name="T1">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2">PATH</text:span> environment variable, or be made available to the JVM using the <text:span text:style-name="Source_20_Text"><text:span text:style-name="T1">java.library.path</text:span></text:span> system property.</text:p>
        </text:list-item>
        <text:list-item>
          <text:p text:style-name="P17"><text:span text:style-name="Source_20_Text"><text:span text:style-name="T1">libjaybird22.so</text:span></text:span><text:span text:style-name="Source_20_Text"><text:span text:style-name="T1"> / libjaybird22_x64.so</text:span></text:span> is a precompiled binary for the Linux platform (AMD/Intel). It must be available via the <text:span text:style-name="T2">LD_LIBRARY_PATH</text:span> environment variable, e.g. copied into <text:span text:style-name="Source_20_Text"><text:span text:style-name="T1">/usr/lib/</text:span></text:span> directory. The library should be copied into a directory in the <text:span text:style-name="T2">LD_LIBRARY_PATH</text:span> environment variable (e.g. copied into <text:span text:style-name="Source_20_Text"><text:span text:style-name="T1">/usr/lib/</text:span></text:span> directory), or be made available to the JVM using the <text:span text:style-name="Source_20_Text"><text:span text:style-name="T1">java.library.path</text:span></text:span> system property.</text:p>
        </text:list-item>
        <text:list-item>
          <text:p text:style-name="P17">Other platforms can easily compile the JNI library by checking out the Jaybird sources from the CVS and using <text:span text:style-name="T2">./</text:span><text:span text:style-name="Source_20_Text"><text:span text:style-name="T2">build.sh compile-native </text:span></text:span>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text:span text:style-name="T1">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1">fbintl.dll</text:span></text:span> or <text:span text:style-name="Source_20_Text"><text:span text:style-name="T1">libfbintl.so</text:span></text:span> library that contains various character encodings and collation orders. This library is expected to be installed in the <text:span text:style-name="Source_20_Text"><text:span text:style-name="T1">intl/</text:span></text:span> subdirectory of the server installation. The algorithm of directory resolution is the following:</text:p>
      <text:list xml:id="list30694845" text:style-name="L15">
        <text:list-item>
          <text:p text:style-name="P33"><text:soft-page-break/><text:span text:style-name="Source_20_Text"><text:span text:style-name="T1">FIREBIRD</text:span></text:span> environment variable.</text:p>
        </text:list-item>
        <text:list-item>
          <text:p text:style-name="P33"><text:span text:style-name="Source_20_Text"><text:span text:style-name="T1">RootDirectory</text:span></text:span> parameter in the <text:span text:style-name="Source_20_Text"><text:span text:style-name="T1">firebird.conf</text:span></text:span> file.</text:p>
        </text:list-item>
        <text:list-item>
          <text:p text:style-name="P33">The directory where server binary is located.</text:p>
        </text:list-item>
      </text:list>
      <text:p text:style-name="Text_20_body">When Embedded Server is used from Java and no <text:span text:style-name="Source_20_Text"><text:span text:style-name="T1">FIREBIRD</text:span></text:span> environment variable is specified, it tries to find <text:span text:style-name="Source_20_Text"><text:span text:style-name="T1">firebird.conf</text:span></text:span> in the directory where application binary is located. In our case application binary is JVM and therefore Embedded Server tries to find its configuration file in the <text:span text:style-name="Source_20_Text"><text:span text:style-name="T1">bin/</text:span></text:span> directory of the JDK or JRE installation. Same happens to the last item of the list. In most cases this is not desired behavior.</text:p>
      <text:p text:style-name="P1">Therefore, if the application uses character encodings, UDFs or wants to fine-tune server behavior <text:s/>through the configuration file, the <text:span text:style-name="Source_20_Text"><text:span text:style-name="T1">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fbembed.dll</text:span></text:span><text:span text:style-name="T9">/</text:span><text:span text:style-name="Source_20_Text"><text:span text:style-name="T2">libfbembed.so</text:span></text:span>), or Firebird client library (<text:span text:style-name="Source_20_Text"><text:span text:style-name="T2">fbclient.dll</text:span></text:span><text:span text:style-name="T9">/</text:span><text:span text:style-name="Source_20_Text"><text:span text:style-name="T2">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Since Jaybird 2.1, Jaybird is able to correctly load arbitrary number of shared libraries that implement the ISC API and forward the requests correctly depending on the type of the driver being used.</text:p>
      <text:h text:style-name="P45"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org.firebirdsql.event</text:span></text:span> package, which includes:</text:p>
      <text:list xml:id="list30689653" text:style-name="L16">
        <text:list-item>
          <text:p text:style-name="P34"><text:span text:style-name="Source_20_Text"><text:span text:style-name="T1">EventManager</text:span></text:span> interface to register for the synchronous and asynchronous notification about the events in the database;</text:p>
        </text:list-item>
        <text:list-item>
          <text:p text:style-name="P34"><text:span text:style-name="Source_20_Text"><text:span text:style-name="T1">EventListener</text:span></text:span> interface which has to be implemented by the application that wants to participate in the asynchronous notification;</text:p>
        </text:list-item>
        <text:list-item>
          <text:p text:style-name="P34"><text:span text:style-name="Source_20_Text"><text:span text:style-name="T1">DatabaseEvent</text:span></text:span> interface which represents the object that will be passed to the <text:span text:style-name="Source_20_Text"><text:span text:style-name="T1">EventListener</text:span></text:span> notification method;</text:p>
        </text:list-item>
        <text:list-item>
          <text:p text:style-name="P34">Implementation of the above interfaces: <text:span text:style-name="Source_20_Text"><text:span text:style-name="T1">FBEventManager</text:span></text:span> and <text:span text:style-name="Source_20_Text"><text:span text:style-name="T1">FBDatabaseEvent</text:span></text:span>.</text:p>
        </text:list-item>
      </text:list>
      <text:p text:style-name="Text_20_body"><text:span text:style-name="Strong_20_Emphasis">Please note, that each instance of </text:span><text:span text:style-name="Source_20_Text"><text:span text:style-name="T5">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0667458" text:style-name="L17">
        <text:list-item>
          <text:p text:style-name="P35"><text:span text:style-name="Source_20_Text"><text:span text:style-name="T1">defaultResultSetHoldable</text:span></text:span> as connection property for JDBC URL or for <text:span text:style-name="Source_20_Text"><text:span text:style-name="T1">java.sql.DriverManager</text:span></text:span> class and no or empty value should be assigned to it; it has an alias <text:span text:style-name="Source_20_Text"><text:span text:style-name="T1">defaultHoldable</text:span></text:span> to simplify the typing;</text:p>
        </text:list-item>
        <text:list-item>
          <text:p text:style-name="P35"><text:span text:style-name="Source_20_Text"><text:span text:style-name="T1">isc_dpb_result_set_holdable</text:span></text:span> as a DPB member;</text:p>
        </text:list-item>
        <text:list-item>
          <text:p text:style-name="P35"><text:span text:style-name="Source_20_Text"><text:span text:style-name="T1">FirebirdConnectionProperties</text:span></text:span> interface methods <text:span text:style-name="Source_20_Text"><text:span text:style-name="T1">isDefaultResultSetHoldable()</text:span></text:span> and <text:span text:style-name="Source_20_Text"><text:span text:style-name="T1">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1">Jaybird provides support for updatable result sets. This feature allows a Java application to update the current record using the <text:span text:style-name="Source_20_Text"><text:span text:style-name="T1">update</text:span></text:span><text:span text:style-name="Source_20_Text"><text:span text:style-name="T6">XXX</text:span></text:span> methods of <text:span text:style-name="Source_20_Text"><text:span text:style-name="T1">java.sql.ResultSet</text:span></text:span> interface. Updates are performed within the current transaction using a best row identifier in <text:span text:style-name="Source_20_Text"><text:span text:style-name="T1">WHERE</text:span></text:span> clause. This sets the following limitation on the result set “updatability”:</text:p>
      <text:list xml:id="list30689268" text:style-name="L18">
        <text:list-item>
          <text:p text:style-name="P37">the <text:span text:style-name="Source_20_Text"><text:span text:style-name="T1">SELECT</text:span></text:span> references a single table;</text:p>
        </text:list-item>
        <text:list-item>
          <text:p text:style-name="P37"><text:soft-page-break/>all columns not referenced in <text:span text:style-name="Source_20_Text"><text:span text:style-name="T1">SELECT</text:span></text:span> permit <text:span text:style-name="Source_20_Text"><text:span text:style-name="T1">NULL</text:span></text:span>s (otherwise <text:span text:style-name="Source_20_Text"><text:span text:style-name="T1">INSERT</text:span></text:span>s will fail);</text:p>
        </text:list-item>
        <text:list-item>
          <text:p text:style-name="P37">the <text:span text:style-name="Source_20_Text"><text:span text:style-name="T1">SELECT</text:span></text:span> statement does not contain <text:span text:style-name="Source_20_Text"><text:span text:style-name="T1">DISTINCT</text:span></text:span> predicate, aggregate functions, joined tables or stored procedures;</text:p>
        </text:list-item>
        <text:list-item>
          <text:p text:style-name="P37">the <text:span text:style-name="Source_20_Text"><text:span text:style-name="T1">SELECT</text:span></text:span> statement references all columns from the table primary key definition or an <text:span text:style-name="Source_20_Text"><text:span text:style-name="T1">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0691785" text:style-name="L19">
        <text:list-item>
          <text:p text:style-name="P39">database backup/restore on remote server; it is possible to performs metadata-only backups, switch the garbage collection during backup off, restore databases with no validity constraints or active indices, etc.</text:p>
        </text:list-item>
        <text:list-item>
          <text:p text:style-name="P39">database maintenance, e.g. database shutdown, sweep, changing the forced writes settings, changing SQL dialect of the database, shadow management, etc.</text:p>
        </text:list-item>
        <text:list-item>
          <text:p text:style-name="P39">retrieving database statistics including header page statistics, system table statistics, data page statistics and index statistics.</text:p>
        </text:list-item>
        <text:list-item>
          <text:p text:style-name="P38">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text:span text:style-name="Source_20_Text"><text:span text:style-name="T2">FirebirdDriver</text:span></text:span></text:p>
          </table:table-cell>
          <table:table-cell table:style-name="Table4.B3" office:value-type="string">
            <text:p text:style-name="P6">2.0</text:p>
          </table:table-cell>
          <table:table-cell table:style-name="Table4.A2" office:value-type="string">
            <text:p text:style-name="P5"><text:span text:style-name="Source_20_Text"><text:span text:style-name="T1">newConnectionProperties()</text:span></text:span></text:p>
          </table:table-cell>
          <table:table-cell table:style-name="Table4.A2" office:value-type="string">
            <text:p text:style-name="P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8"/>
          </table:table-cell>
          <table:table-cell table:style-name="Table4.B3" office:value-type="string">
            <text:p text:style-name="P6"/>
          </table:table-cell>
          <table:table-cell table:style-name="Table4.A2" office:value-type="string">
            <text:p text:style-name="P5"><text:span text:style-name="Source_20_Text"><text:span text:style-name="T1">connect(FirebirdConnectionProperties)</text:span></text:span></text:p>
          </table:table-cell>
          <table:table-cell table:style-name="Table4.A2" office:value-type="string">
            <text:p text:style-name="P5">Connect to the Firebird database using the specified connection properties.</text:p>
          </table:table-cell>
        </table:table-row>
        <table:table-row>
          <table:table-cell table:style-name="Table4.A2" office:value-type="string">
            <text:p text:style-name="P5"><text:span text:style-name="Source_20_Text"><text:span text:style-name="T2">FirebirdConnectionProperties</text:span></text:span></text:p>
          </table:table-cell>
          <table:table-cell table:style-name="Table4.B3" office:value-type="string">
            <text:p text:style-name="P6">2.0</text:p>
          </table:table-cell>
          <table:table-cell table:style-name="Table4.A2" office:value-type="string">
            <text:p text:style-name="P5">see <text:a xlink:type="simple" xlink:href="#2.4.JDBC connection properties|outline">JDBC connection properties</text:a> section for more details.</text:p>
          </table:table-cell>
          <table:table-cell table:style-name="Table4.A2" office:value-type="string">
            <text:p text:style-name="P5"/>
          </table:table-cell>
        </table:table-row>
        <table:table-row>
          <table:table-cell table:style-name="Table4.A2" office:value-type="string">
            <text:p text:style-name="P5"><text:span text:style-name="Source_20_Text"><text:span text:style-name="T2">FirebirdConnection</text:span></text:span></text:p>
          </table:table-cell>
          <table:table-cell table:style-name="Table4.B3" office:value-type="string">
            <text:p text:style-name="P6">1.5</text:p>
          </table:table-cell>
          <table:table-cell table:style-name="Table4.A2" office:value-type="string">
            <text:p text:style-name="P5"><text:span text:style-name="Source_20_Text"><text:span text:style-name="T1">createBlob()</text:span></text:span></text:p>
          </table:table-cell>
          <table:table-cell table:style-name="Table4.A2" office:value-type="string">
            <text:p text:style-name="P5">Create new BLOB in the database. Later this BLOB can be passed as a parameter into <text:span text:style-name="Source_20_Text"><text:span text:style-name="T1">PreparedStatement</text:span></text:span> or <text:span text:style-name="Source_20_Text"><text:span text:style-name="T1">CallableStatement</text:span></text:spa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IscEncoding()</text:span></text:span></text:p>
          </table:table-cell>
          <table:table-cell table:style-name="Table4.A2" office:value-type="string">
            <text:p text:style-name="P5">Get connection character encoding.</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TransactionParameters(<text:line-break/></text:span></text:span><text:span text:style-name="Source_20_Text"><text:span text:style-name="T1"> <text:s text:c="3"/>int isolationLevel<text:line-break/></text:span></text:span><text:span text:style-name="Source_20_Text"><text:span text:style-name="T1">)</text:span></text:span></text:p>
          </table:table-cell>
          <table:table-cell table:style-name="Table4.A2" office:value-type="string">
            <text:p text:style-name="P5">Get the TPB parameters for the specified transaction <text:soft-page-break/>isolation level.</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createTransactionParameterBuffer()</text:span></text:span></text:p>
          </table:table-cell>
          <table:table-cell table:style-name="Table4.A2" office:value-type="string">
            <text:p text:style-name="P5">Create an empty transaction parameter buffe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int isolationLevel,<text:line-break/> <text:s text:c="3"/>TransactionParameterBuffer tpb<text:line-break/>)</text:span></text:span></text:p>
          </table:table-cell>
          <table:table-cell table:style-name="Table4.A2" office:value-type="string">
            <text:p text:style-name="P5">Set TPB parameters for the specified transaction isolation level. The newly specified mapping is valid for the whole connection lifetime.</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TransactionParameterBu</text:span></text:span><text:span text:style-name="Source_20_Text"><text:span text:style-name="T1">ffer tpb<text:line-break/>)</text:span></text:span></text:p>
          </table:table-cell>
          <table:table-cell table:style-name="Table4.A2" office:value-type="string">
            <text:p text:style-name="P5">meters are effective until the transaction isolation is changed.</text:p>
          </table:table-cell>
        </table:table-row>
        <table:table-row>
          <table:table-cell table:style-name="Table4.A2" office:value-type="string">
            <text:p text:style-name="P5"><text:span text:style-name="Source_20_Text"><text:span text:style-name="T2">FirebirdDatabaseMetaData</text:span></text:span></text:p>
          </table:table-cell>
          <table:table-cell table:style-name="Table4.A2" office:value-type="string">
            <text:p text:style-name="P6"/>
          </table:table-cell>
          <table:table-cell table:style-name="Table4.A2" office:value-type="string">
            <text:p text:style-name="P5"><text:span text:style-name="Source_20_Text"><text:span text:style-name="T1">getProcedureSourceCode(String)</text:span></text:span></text:p>
          </table:table-cell>
          <table:table-cell table:style-name="Table4.A2" office:value-type="string">
            <text:p text:style-name="P5">Get source code for the specified stored procedure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TriggerSourceCode(Strin</text:span></text:span><text:span text:style-name="Source_20_Text"><text:span text:style-name="T1">g)</text:span></text:span></text:p>
          </table:table-cell>
          <table:table-cell table:style-name="Table4.A2" office:value-type="string">
            <text:p text:style-name="P5">Get source code for the specified trigger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ViewSourceCode(String)</text:span></text:span></text:p>
          </table:table-cell>
          <table:table-cell table:style-name="Table4.A2" office:value-type="string">
            <text:p text:style-name="P5">Get source code for the specified view name.</text:p>
          </table:table-cell>
        </table:table-row>
        <table:table-row>
          <table:table-cell table:style-name="Table4.A2" office:value-type="string">
            <text:p text:style-name="P5"><text:span text:style-name="Source_20_Text"><text:span text:style-name="T2">Firebird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InsertedRowsCount()<text:line-break/>getUpdatedRowsCount()<text:line-break/>getDeletedRowsCount()</text:span></text:span></text:p>
          </table:table-cell>
          <table:table-cell table:style-name="Table4.A2" office:value-type="string">
            <text:p text:style-name="P5">Extension that allows to get more precise information about outcome of some statement.</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hasOpenResultSet()</text:span></text:span></text:p>
          </table:table-cell>
          <table:table-cell table:style-name="Table4.A2" office:value-type="string">
            <text:p text:style-name="P5">Check if this statement has open result set. Correctly works only when auto-commit is disabled. Check method documentation for detail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CurrentResultSet()</text:span></text:span></text:p>
          </table:table-cell>
          <table:table-cell table:style-name="Table4.A2" office:value-type="string">
            <text:p text:style-name="P5">Get current result set. Behaviour of this method is similar to the behavior of the <text:s/><text:span text:style-name="Source_20_Text"><text:span text:style-name="T1">Statement.getResultSet()</text:span></text:span>, except that this method can be called as much as you lik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Valid()</text:span></text:span></text:p>
          </table:table-cell>
          <table:table-cell table:style-name="Table4.A2" office:value-type="string">
            <text:p text:style-name="P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LastExecutionPlan()</text:span></text:span></text:p>
          </table:table-cell>
          <table:table-cell table:style-name="Table4.A2" office:value-type="string">
            <text:p text:style-name="P5">Get execution plan for the last executed statement.</text:p>
          </table:table-cell>
        </table:table-row>
        <table:table-row>
          <table:table-cell table:style-name="Table4.A2" office:value-type="string">
            <text:p text:style-name="P5"><text:span text:style-name="Source_20_Text"><text:span text:style-name="T2">FirebirdPreparedStatemen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the execution plan of this prepared statement.</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StatementType()</text:span></text:span></text:p>
          </table:table-cell>
          <table:table-cell table:style-name="Table4.A2" office:value-type="string">
            <text:p text:style-name="P5">Get the statement type of this <text:soft-page-break/>prepared statement.</text:p>
          </table:table-cell>
        </table:table-row>
        <table:table-row>
          <table:table-cell table:style-name="Table4.A2" office:value-type="string">
            <text:p text:style-name="P5"><text:span text:style-name="Source_20_Text"><text:span text:style-name="T2">FirebirdCallable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setSelectableProcedure(<text:line-break/> <text:s text:c="3"/>boolean selectable<text:line-break/>)</text:span></text:span></text:p>
          </table:table-cell>
          <table:table-cell table:style-name="Table4.A2" office:value-type="string">
            <text:p text:style-name="P5">Mark this callable statement as a call of the selectable procedure. By default callable statement uses <text:span text:style-name="T2">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text:span text:style-name="Source_20_Text"><text:span text:style-name="T2">FirebirdResultSe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execution plan for this result set.</text:p>
          </table:table-cell>
        </table:table-row>
        <table:table-row>
          <table:table-cell table:style-name="Table4.A2" office:value-type="string">
            <text:p text:style-name="P5"><text:span text:style-name="Source_20_Text"><text:span text:style-name="T2">FirebirdBlob</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detach()</text:span></text:span></text:p>
          </table:table-cell>
          <table:table-cell table:style-name="Table4.A2" office:value-type="string">
            <text:p text:style-name="P5">Method “detaches” a BLOB object from the underlying result set. Lifetime of “detached” BLOB is limited by the lifetime of the connectio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Segmented()</text:span></text:span></text:p>
          </table:table-cell>
          <table:table-cell table:style-name="Table4.A2" office:value-type="string">
            <text:p text:style-name="P5">Check if this BLOB is segmented. Seek operation is not defined for the segmented BLOB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tBinaryStream(<text:line-break/> <text:s/>long position<text:line-break/>)</text:span></text:span></text:p>
          </table:table-cell>
          <table:table-cell table:style-name="Table4.A2" office:value-type="string">
            <text:p text:style-name="P5">Opens an output stream at the specified position, allows modifying BLOB content. Due to server limitations only position 0 is supported.</text:p>
          </table:table-cell>
        </table:table-row>
        <table:table-row>
          <table:table-cell table:style-name="Table4.A2" office:value-type="string">
            <text:p text:style-name="P5"><text:span text:style-name="Source_20_Text"><text:span text:style-name="T2">FirebirdBlob.BlobInputStream</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Blob()</text:span></text:span></text:p>
          </table:table-cell>
          <table:table-cell table:style-name="Table4.A2" office:value-type="string">
            <text:p text:style-name="P5">Get corresponding BLOB instanc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ek(int position)</text:span></text:span></text:p>
          </table:table-cell>
          <table:table-cell table:style-name="Table4.A2" office:value-type="string">
            <text:p text:style-name="P5">Change the position from which BLOB content will be read, works only for stream BLOBs.</text:p>
          </table:table-cell>
        </table:table-row>
        <table:table-row>
          <table:table-cell table:style-name="Table4.A2" office:value-type="string">
            <text:p text:style-name="P5"><text:span text:style-name="Source_20_Text"><text:span text:style-name="T2">FirebirdSavepoint</text:span></text:span><text:span text:style-name="Source_20_Text"><text:span text:style-name="T2"><text:note text:id="ftn4" text:note-class="footnote"><text:note-citation>4</text:note-citation><text:note-body><text:p text:style-name="Footnote">To be removed in Jaybird 2.3</text:p></text:note-body></text:note></text:span></text:span></text:p>
          </table:table-cell>
          <table:table-cell table:style-name="Table4.A2" office:value-type="string">
            <text:p text:style-name="P6">2.0</text:p>
          </table:table-cell>
          <table:table-cell table:style-name="Table4.A2" table:number-columns-spanned="2" office:value-type="string">
            <text:p text:style-name="P5">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database</text:span></text:span></text:p>
          </table:table-cell>
          <table:table-cell table:style-name="Table6.B2" office:value-type="string">
            <text:p text:style-name="P6">+</text:p>
          </table:table-cell>
          <table:table-cell table:style-name="Table6.C21" office:value-type="string">
            <text:p text:style-name="P6">+</text:p>
          </table:table-cell>
          <table:table-cell table:style-name="Table6.D2" office:value-type="string">
            <text:p text:style-name="Table_20_Contents"><text:span text:style-name="T14">(deprecated) </text:span>Path to the database in <text:soft-page-break/>the format</text:p>
            <text:p text:style-name="Table_20_Contents"><text:span text:style-name="Source_20_Text"><text:span text:style-name="T1">[host/port:]</text:span></text:span><text:span text:style-name="Source_20_Text"><text:span text:style-name="T2">&lt;database&gt;</text:span></text:span></text:p>
            <text:p text:style-name="Table_20_Contents"><text:span text:style-name="Source_20_Text"><text:span text:style-name="T8">This property is not specified in the JDBC standard. Use the the standard defined </text:span></text:span><text:span text:style-name="Source_20_Text"><text:span text:style-name="T2">serverName</text:span></text:span><text:span text:style-name="Source_20_Text"><text:span text:style-name="T8">, </text:span></text:span><text:span text:style-name="Source_20_Text"><text:span text:style-name="T2">portNum</text:span></text:span><text:span text:style-name="Source_20_Text"><text:span text:style-name="T2">ber</text:span></text:span><text:span text:style-name="Source_20_Text"><text:span text:style-name="T8"> and </text:span></text:span><text:span text:style-name="Source_20_Text"><text:span text:style-name="T2">databaseName</text:span></text:span><text:span text:style-name="Source_20_Text"><text:span text:style-name="T8"> instead</text:span></text:span></text:p>
          </table:table-cell>
        </table:table-row>
        <table:table-row>
          <table:table-cell table:style-name="Table6.A21" office:value-type="string">
            <text:p text:style-name="P7">serverName</text:p>
          </table:table-cell>
          <table:table-cell table:style-name="Table6.B3" office:value-type="string">
            <text:p text:style-name="P6">+</text:p>
          </table:table-cell>
          <table:table-cell table:style-name="Table6.C21" office:value-type="string">
            <text:p text:style-name="P6">+</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portNumber</text:p>
          </table:table-cell>
          <table:table-cell table:style-name="Table6.B4" office:value-type="string">
            <text:p text:style-name="P6">+</text:p>
          </table:table-cell>
          <table:table-cell table:style-name="Table6.C21" office:value-type="string">
            <text:p text:style-name="P6">+</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databaseName</text:p>
          </table:table-cell>
          <table:table-cell table:style-name="Table6.B5" office:value-type="string">
            <text:p text:style-name="P6">+</text:p>
          </table:table-cell>
          <table:table-cell table:style-name="Table6.C21" office:value-type="string">
            <text:p text:style-name="P6">+</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type</text:span></text:span></text:p>
          </table:table-cell>
          <table:table-cell table:style-name="Table6.B6" office:value-type="string">
            <text:p text:style-name="P6">+</text:p>
          </table:table-cell>
          <table:table-cell table:style-name="Table6.C21" office:value-type="string">
            <text:p text:style-name="P6">+</text:p>
          </table:table-cell>
          <table:table-cell table:style-name="Table6.D6" office:value-type="string">
            <text:p text:style-name="Table_20_Contents">Type of the driver to use. Possible values are:</text:p>
            <text:list xml:id="list30695937" text:style-name="L20">
              <text:list-item>
                <text:p text:style-name="P51"><text:span text:style-name="Source_20_Text"><text:span text:style-name="T1">PURE_JAVA</text:span></text:span> or <text:span text:style-name="Source_20_Text"><text:span text:style-name="T1">TYPE4</text:span></text:span> for type 4 JDBC driver </text:p>
              </text:list-item>
              <text:list-item>
                <text:p text:style-name="P51"><text:span text:style-name="Source_20_Text"><text:span text:style-name="T1">NATIVE</text:span></text:span> or <text:span text:style-name="Source_20_Text"><text:span text:style-name="T1">TYPE2</text:span></text:span> for type 2 JDBC driver </text:p>
              </text:list-item>
              <text:list-item>
                <text:p text:style-name="P46"><text:span text:style-name="Source_20_Text"><text:span text:style-name="T1">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blobBufferSize</text:span></text:span></text:p>
          </table:table-cell>
          <table:table-cell table:style-name="Table6.B7" office:value-type="string">
            <text:p text:style-name="P6">+</text:p>
          </table:table-cell>
          <table:table-cell table:style-name="Table6.C21" office:value-type="string">
            <text:p text:style-name="P6">+</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socketBufferSize</text:span></text:span></text:p>
          </table:table-cell>
          <table:table-cell table:style-name="Table6.B8" office:value-type="string">
            <text:p text:style-name="P6">+</text:p>
          </table:table-cell>
          <table:table-cell table:style-name="Table6.C21" office:value-type="string">
            <text:p text:style-name="P6">+</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buffersNumber</text:span></text:span></text:p>
          </table:table-cell>
          <table:table-cell table:style-name="Table6.B9" office:value-type="string">
            <text:p text:style-name="P6">+</text:p>
          </table:table-cell>
          <table:table-cell table:style-name="Table6.C21" office:value-type="string">
            <text:p text:style-name="P6">+</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charSet</text:span></text:span></text:p>
          </table:table-cell>
          <table:table-cell table:style-name="Table6.B10" office:value-type="string">
            <text:p text:style-name="P6">+</text:p>
          </table:table-cell>
          <table:table-cell table:style-name="Table6.C21" office:value-type="string">
            <text:p text:style-name="P6">+</text:p>
          </table:table-cell>
          <table:table-cell table:style-name="Table6.D10" office:value-type="string">
            <text:p text:style-name="Table_20_Contents">Character set for the connection. Similar to <text:span text:style-name="Source_20_Text"><text:span text:style-name="T1">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encoding</text:span></text:span></text:p>
          </table:table-cell>
          <table:table-cell table:style-name="Table6.B11" office:value-type="string">
            <text:p text:style-name="P6">+</text:p>
          </table:table-cell>
          <table:table-cell table:style-name="Table6.C21" office:value-type="string">
            <text:p text:style-name="P6">+</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useTranslation</text:span></text:span></text:p>
          </table:table-cell>
          <table:table-cell table:style-name="Table6.B12" office:value-type="string">
            <text:p text:style-name="P6">+</text:p>
          </table:table-cell>
          <table:table-cell table:style-name="Table6.C21" office:value-type="string">
            <text:p text:style-name="P6">+</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2">password</text:span></text:span></text:p>
          </table:table-cell>
          <table:table-cell table:style-name="Table6.B13" office:value-type="string">
            <text:p text:style-name="P6">+</text:p>
          </table:table-cell>
          <table:table-cell table:style-name="Table6.C21" office:value-type="string">
            <text:p text:style-name="P6">+</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roleName</text:span></text:span></text:p>
          </table:table-cell>
          <table:table-cell table:style-name="Table6.B14" office:value-type="string">
            <text:p text:style-name="P6">+</text:p>
          </table:table-cell>
          <table:table-cell table:style-name="Table6.C21" office:value-type="string">
            <text:p text:style-name="P6">+</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userName</text:span></text:span></text:p>
          </table:table-cell>
          <table:table-cell table:style-name="Table6.B15" office:value-type="string">
            <text:p text:style-name="P6">+</text:p>
          </table:table-cell>
          <table:table-cell table:style-name="Table6.C21" office:value-type="string">
            <text:p text:style-name="P6">+</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useStreamBlobs</text:span></text:span></text:p>
          </table:table-cell>
          <table:table-cell table:style-name="Table6.B16" office:value-type="string">
            <text:p text:style-name="P6">+</text:p>
          </table:table-cell>
          <table:table-cell table:style-name="Table6.C21" office:value-type="string">
            <text:p text:style-name="P6">+</text:p>
          </table:table-cell>
          <table:table-cell table:style-name="Table6.D16" office:value-type="string">
            <text:p text:style-name="Table_20_Contents">Boolean flag tells driver whether stream BLOBs should be created by <text:soft-page-break/>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useStandardUdf</text:span></text:span></text:p>
          </table:table-cell>
          <table:table-cell table:style-name="Table6.B17" office:value-type="string">
            <text:p text:style-name="P6">+</text:p>
          </table:table-cell>
          <table:table-cell table:style-name="Table6.C21" office:value-type="string">
            <text:p text:style-name="P6">+</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defaultResultSetHol</text:span></text:span><text:span text:style-name="Source_20_Text"><text:span text:style-name="T2">dable</text:span></text:span></text:p>
          </table:table-cell>
          <table:table-cell table:style-name="Table6.B18" office:value-type="string">
            <text:p text:style-name="P6">+</text:p>
          </table:table-cell>
          <table:table-cell table:style-name="Table6.C21" office:value-type="string">
            <text:p text:style-name="P6">+</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tpbMapping</text:span></text:span></text:p>
          </table:table-cell>
          <table:table-cell table:style-name="Table6.B19" office:value-type="string">
            <text:p text:style-name="P6">+</text:p>
          </table:table-cell>
          <table:table-cell table:style-name="Table6.C21" office:value-type="string">
            <text:p text:style-name="P6">+</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defaultIsolation</text:span></text:span></text:p>
          </table:table-cell>
          <table:table-cell table:style-name="Table6.B20" office:value-type="string">
            <text:p text:style-name="P6">+</text:p>
          </table:table-cell>
          <table:table-cell table:style-name="Table6.C21" office:value-type="string">
            <text:p text:style-name="P6">+</text:p>
          </table:table-cell>
          <table:table-cell table:style-name="Table6.D20" office:value-type="string">
            <text:p text:style-name="Table_20_Contents">Default transaction isolation level. All newly created connections will have this isolation level. One of:</text:p>
            <text:list xml:id="list30673538" text:style-name="L21">
              <text:list-item>
                <text:p text:style-name="P52"><text:span text:style-name="Source_20_Text"><text:span text:style-name="T2">TRANSACTION_READ_COMMITTE</text:span></text:span><text:span text:style-name="Source_20_Text"><text:span text:style-name="T2">D</text:span></text:span><text:span text:style-name="T2"> </text:span></text:p>
              </text:list-item>
              <text:list-item>
                <text:p text:style-name="P52"><text:span text:style-name="Source_20_Text"><text:span text:style-name="T2">TRANSACTION_REPEATABLE_READ</text:span></text:span><text:span text:style-name="T2"> </text:span></text:p>
              </text:list-item>
              <text:list-item>
                <text:p text:style-name="P47"><text:span text:style-name="Source_20_Text"><text:span text:style-name="T2">TRANSACTION_SERIALIZABLE</text:span></text:span> </text:p>
              </text:list-item>
            </text:list>
          </table:table-cell>
        </table:table-row>
        <table:table-row>
          <table:table-cell table:style-name="Table6.A21" office:value-type="string">
            <text:p text:style-name="Table_20_Contents"><text:span text:style-name="Source_20_Text"><text:span text:style-name="T2">defaultTransactionIsolation</text:span></text:span></text:p>
          </table:table-cell>
          <table:table-cell table:style-name="Table6.B21" office:value-type="string">
            <text:p text:style-name="P6">+</text:p>
          </table:table-cell>
          <table:table-cell table:style-name="Table6.C21" office:value-type="string">
            <text:p text:style-name="P6">+</text:p>
          </table:table-cell>
          <table:table-cell table:style-name="Table6.D21" office:value-type="string">
            <text:p text:style-name="Table_20_Contents">Integer value from <text:span text:style-name="Source_20_Text"><text:span text:style-name="T1">java.sql.Connection</text:span></text:span> interface corresponding to the transaction isolation level specified in <text:span text:style-name="Source_20_Text"><text:span text:style-name="T1">isolation</text:span></text:span> property.</text:p>
          </table:table-cell>
        </table:table-row>
        <table:table-row>
          <table:table-cell table:style-name="Table6.A22" office:value-type="string">
            <text:p text:style-name="Table_20_Contents"><text:span text:style-name="Source_20_Text"><text:span text:style-name="T2">nonStandardProperty</text:span></text:span></text:p>
          </table:table-cell>
          <table:table-cell table:style-name="Table6.B22" office:value-type="string">
            <text:p text:style-name="P6"><text:span text:style-name="Source_20_Text"><text:span text:style-name="T1">getNonStandardProperty(String)</text:span></text:span></text:p>
          </table:table-cell>
          <table:table-cell table:style-name="Table6.C22" office:value-type="string">
            <text:p text:style-name="P6">+</text:p>
            <text:p text:style-name="P6"><text:span text:style-name="Source_20_Text"><text:span text:style-name="T1">setNonStandardProperty(String)</text:span></text:span></text:p>
            <text:p text:style-name="P6"><text:span text:style-name="Source_20_Text"><text:span text:style-name="T1">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setNonStandardProperty(String)</text:span></text:span> method takes only one parameter in form <text:span text:style-name="Source_20_Text">“</text:span><text:span text:style-name="Source_20_Text"><text:span text:style-name="T1">propertyName[=propertyValue]</text:span></text:span><text:span text:style-name="Source_20_Text">”</text:span>, this allows setting non-standard parameters using configuration files.</text:p>
            <text:p text:style-name="Table_20_Contents"><text:span text:style-name="Source_20_Text"><text:span text:style-name="T1">setNonStandardProperty(String, </text:span></text:span><text:span text:style-name="Source_20_Text"><text:span text:style-name="T1">String)</text:span></text:span> takes property name as first parameter, and its value as the second parameter.</text:p>
          </table:table-cell>
        </table:table-row>
      </table:table>
      <text:h text:style-name="P40" text:outline-level="2"/>
      <text:h text:style-name="P45"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0675261" text:style-name="L2">
        <text:list-item>
          <text:p text:style-name="P18"><text:span text:style-name="Source_20_Text"><text:span text:style-name="T1">java.sql.Array</text:span></text:span> data type is not (yet) supported</text:p>
        </text:list-item>
        <text:list-item>
          <text:p text:style-name="P18"><text:span text:style-name="Source_20_Text"><text:span text:style-name="T1">java.sql.Blob</text:span></text:span> does not implement following methods:</text:p>
          <text:list>
            <text:list-item>
              <text:p text:style-name="P18"><text:span text:style-name="Source_20_Text"><text:span text:style-name="T1">position(Blob, long)</text:span></text:span> and <text:span text:style-name="Source_20_Text"><text:span text:style-name="T1">position(byte[], long)</text:span></text:span>; Firebird does not provide any server-side optimization for these calls, client application must fetch complete BLOB content from the server to do pattern search.</text:p>
            </text:list-item>
            <text:list-item>
              <text:p text:style-name="P18"><text:span text:style-name="Source_20_Text"><text:span text:style-name="T1">truncate(long)</text:span></text:span>; Firebird does not provide such functionality on the server side, application must fetch old BLOB from the server and pump old content into a newly created BLOB.</text:p>
            </text:list-item>
          </text:list>
        </text:list-item>
        <text:list-item>
          <text:p text:style-name="P18"><text:span text:style-name="Source_20_Text"><text:span text:style-name="T1">java.sql.Connection</text:span></text:span></text:p>
          <text:list>
            <text:list-item>
              <text:p text:style-name="P18"><text:span text:style-name="Source_20_Text"><text:span text:style-name="T1">getCatalog()</text:span></text:span> and <text:span text:style-name="Source_20_Text"><text:span text:style-name="T1">setCatalog(String)</text:span></text:span> are not supported by Firebird server</text:p>
            </text:list-item>
            <text:list-item>
              <text:p text:style-name="P18"><text:span text:style-name="Source_20_Text"><text:span text:style-name="T1">getTypeMap()</text:span></text:span> and <text:span text:style-name="Source_20_Text"><text:span text:style-name="T1">setTypeMap(Map)</text:span></text:span> are not supported</text:p>
            </text:list-item>
          </text:list>
        </text:list-item>
        <text:list-item>
          <text:p text:style-name="P18"><text:span text:style-name="Source_20_Text"><text:span text:style-name="T1">java.sql.Ref</text:span></text:span><text:span text:style-name="Source_20_Text"> </text:span>data type is not supported by Firebird server</text:p>
        </text:list-item>
        <text:list-item>
          <text:p text:style-name="P18"><text:span text:style-name="Source_20_Text"><text:span text:style-name="T1">java.sql.SQLData</text:span></text:span> data type is not supported by Firebird server</text:p>
        </text:list-item>
        <text:list-item>
          <text:p text:style-name="P18"><text:span text:style-name="Source_20_Text"><text:span text:style-name="T1">java.sql.SQLInput</text:span></text:span> is not supported</text:p>
        </text:list-item>
        <text:list-item>
          <text:p text:style-name="P18"><text:span text:style-name="Source_20_Text"><text:span text:style-name="T1">java.sql.SQLOutput</text:span></text:span> is not supported</text:p>
        </text:list-item>
        <text:list-item>
          <text:p text:style-name="P18"><text:span text:style-name="T2">java.sql.SQLXML</text:span> is not supported</text:p>
        </text:list-item>
        <text:list-item>
          <text:p text:style-name="P18"><text:span text:style-name="T2">java.sql</text:span><text:span text:style-name="T2">.RowId</text:span> is not supported</text:p>
        </text:list-item>
        <text:list-item>
          <text:p text:style-name="P18"><text:span text:style-name="T2">java.sql.NClob</text:span> is not supported</text:p>
        </text:list-item>
        <text:list-item>
          <text:p text:style-name="P18"><text:span text:style-name="Source_20_Text"><text:span text:style-name="T1">java.sql.Statement</text:span></text:span></text:p>
          <text:list>
            <text:list-item>
              <text:p text:style-name="P18"><text:span text:style-name="Source_20_Text"><text:span text:style-name="T1">cancel()</text:span></text:span> is implemented, but not fully supported by Jaybird</text:p>
            </text:list-item>
          </text:list>
        </text:list-item>
        <text:list-item>
          <text:p text:style-name="P18"><text:span text:style-name="Source_20_Text"><text:span text:style-name="T1">java.sql.Struct</text:span></text:span> data type is not supported by server.</text:p>
        </text:list-item>
      </text:list>
      <text:p text:style-name="Text_20_body">The following methods are implemented, but deviate from the specification:</text:p>
      <text:list xml:id="list33205544" text:continue-list="list30675261" text:style-name="L2">
        <text:list-item text:start-value="1">
          <text:p text:style-name="P18"><text:span text:style-name="Source_20_Text"><text:span text:style-name="T1">java.sql.Statement</text:span></text:span> </text:p>
          <text:list>
            <text:list-item>
              <text:p text:style-name="P18"><text:span text:style-name="Source_20_Text"><text:span text:style-name="T1">get</text:span></text:span><text:span text:style-name="Source_20_Text">/</text:span><text:span text:style-name="Source_20_Text"><text:span text:style-name="T1">setMaxFieldSize</text:span></text:span> does nothing, Firebird server does not support this feature.</text:p>
            </text:list-item>
            <text:list-item>
              <text:p text:style-name="P18"><text:span text:style-name="Source_20_Text"><text:span text:style-name="T1">get</text:span></text:span><text:span text:style-name="Source_20_Text">/</text:span><text:span text:style-name="Source_20_Text"><text:span text:style-name="T1">setQueryTimeout</text:span></text:span> does nothing, Firebird server does not support this feature.</text:p>
            </text:list-item>
          </text:list>
        </text:list-item>
        <text:list-item>
          <text:p text:style-name="P18"><text:span text:style-name="Source_20_Text"><text:span text:style-name="T1">java.sql.PreparedStatement</text:span></text:span> </text:p>
          <text:list>
            <text:list-item>
              <text:p text:style-name="P18"><text:span text:style-name="Source_20_Text"><text:span text:style-name="T1">setObject(int index, Object object, int type)</text:span></text:span> Target SQL type is determined from the class of the passed object and corresponding parameter is ignored.</text:p>
            </text:list-item>
            <text:list-item>
              <text:p text:style-name="P18"><text:span text:style-name="Source_20_Text"><text:span text:style-name="T1">setObject(int index, Object object, int type, int scale)</text:span></text:span> Same as above, type and scale are ignored.</text:p>
            </text:list-item>
          </text:list>
        </text:list-item>
        <text:list-item>
          <text:p text:style-name="P18"><text:span text:style-name="Source_20_Text"><text:span text:style-name="T1">java.sql.ResultSetMetaData</text:span></text:span> </text:p>
          <text:list>
            <text:list-item>
              <text:p text:style-name="P18"><text:span text:style-name="Source_20_Text"><text:span text:style-name="T1">isReadOnly()</text:span></text:span> always returns false </text:p>
            </text:list-item>
            <text:list-item>
              <text:p text:style-name="P18"><text:soft-page-break/><text:span text:style-name="Source_20_Text"><text:span text:style-name="T1">isWritable()</text:span></text:span> always returns true </text:p>
            </text:list-item>
            <text:list-item>
              <text:p text:style-name="P42"><text:span text:style-name="Source_20_Text"><text:span text:style-name="T1">isDefinitivelyWritable()</text:span></text:span> always returns true</text:p>
            </text:list-item>
          </text:list>
        </text:list-item>
      </text:list>
      <text:h text:style-name="P45"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0678832" text:style-name="L22">
        <text:list-item>
          <text:p text:style-name="P41"><text:span text:style-name="Source_20_Text"><text:span text:style-name="T1">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41"><text:span text:style-name="Source_20_Text"><text:span text:style-name="T1">ResultSet.TYPE_SCROLL_INSENSITIVE</text:span></text:span> result sets are always cached on the client. The reason is quite simple – the Firebird API does not provide scrollable cursor support, navigation is possible only in one direction.</text:p>
        </text:list-item>
        <text:list-item>
          <text:p text:style-name="P41"><text:span text:style-name="Source_20_Text"><text:span text:style-name="T1">ResultSet.HOLD_CURSORS_OVER_COMMIT</text:span></text:span> holdability is supported in Jaybird only for result sets of type <text:span text:style-name="Source_20_Text"><text:span text:style-name="T1">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PreparedStatement.getParameterMetaData</text:span></text:span> method before all of the OUT parameters are registered. Otherwise the corresponding method of <text:span text:style-name="Source_20_Text"><text:span text:style-name="T1">CallableStatement</text:span></text:span> throws an <text:span text:style-name="Source_20_Text"><text:span text:style-name="T1">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XAResource.forget(Xid)</text:span></text:span> is called.</text:p>
      <text:h text:style-name="Heading_20_3" text:outline-level="3"><text:bookmark-start text:name="__RefHeading__3722_2133805793"/>Compatibility with <text:span text:style-name="T7">com.sun.rowset.*</text:span><text:bookmark-end text:name="__RefHeading__3722_2133805793"/></text:h>
      <text:p text:style-name="P2">The reference implementation of <text:span text:style-name="T2">javax.sql.rowset</text:span> included with Java in package <text:span text:style-name="T2">com.sun.rowset</text:span> does not correctly look up columns by name as it ignores column aliases and only allows look up by the original column name<text:note text:id="ftn5" text:note-class="footnote"><text:note-citation>5</text:note-citation><text:note-body><text:p text:style-name="Footnote">See JDBC-162 and <text:a xlink:type="simple" xlink:href="http://bugs.sun.com/bugdatabase/view_bug.do?bug_id=7046875">http://bugs.sun.com/bugdatabase/view_bug.do?bug_id=7046875</text:a> for details</text:p></text:note-body></text:note> (this specifically applies to <text:span text:style-name="T2">com.sun.rowset.CachedRowSetImpl</text:span>).</text:p>
      <text:p text:style-name="Text_20_body"><text:soft-page-break/><text:span text:style-name="T8">We advise you to either only access columns by their index or use an implementation which correctly uses the column label for column lookup (which is either the alias or the original column name if no alias was defined).</text:span></text:p>
      <text:h text:style-name="P45" text:outline-level="2"><text:bookmark-start text:name="__RefHeading__2807_1560579136"/>Connection pooling with Jaybird<text:bookmark-end text:name="__RefHeading__2807_1560579136"/></text:h>
      <text:section text:style-name="Sect2" text:name="Warning deprecation">
        <text:p text:style-name="P3">WARNING: This section provides information on deprecated classes,</text:p>
        <text:p text:style-name="P4">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1">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1">...</text:p>
          </table:table-cell>
        </table:table-row>
      </table:table>
      <text:p text:style-name="P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text:soft-page-break/>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1"><text:span text:style-name="Source_20_Text"><text:span text:style-name="T2">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1"><text:span text:style-name="Source_20_Text"><text:span text:style-name="T2">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1"><text:span text:style-name="Source_20_Text"><text:span text:style-name="T2">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1"><text:span text:style-name="Source_20_Text"><text:span text:style-name="T2">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1"><text:span text:style-name="Source_20_Text"><text:span text:style-name="T2">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1"><text:span text:style-name="Source_20_Text"><text:span text:style-name="T2">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1"><text:span text:style-name="Source_20_Text"><text:span text:style-name="T2">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1">java.io.Serializable</text:span></text:span> and <text:span text:style-name="Source_20_Text"><text:span text:style-name="T1">javax.naming.Referenceable</text:span></text:span> interfaces, which allows using it in a wide range of web and application servers. </text:p>
      <text:p text:style-name="Text_20_body">Class implements both <text:span text:style-name="Source_20_Text"><text:span text:style-name="T2">javax.sql.ConnectionPoolDataSource</text:span></text:span> and <text:span text:style-name="T2">j</text:span><text:span text:style-name="Source_20_Text"><text:span text:style-name="T2">avax.sql.XADataSource</text:span></text:span> interfaces. Pooled connections returned by this class implement <text:span text:style-name="Source_20_Text"><text:span text:style-name="T2">javax.sql.PooledConnection</text:span></text:span> and <text:span text:style-name="Source_20_Text"><text:span text:style-name="T2">javax.sql.XAConnection</text:span></text:span> interfaces and can participate in distributed JTA transactions.</text:p>
      <text:p text:style-name="Text_20_body">Class provides following configuration properties:</text:p>
      <text:p text:style-name="Heading_20_4"><text:soft-page-break/>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1">maxIdleTim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1">max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1">min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1">maxStatements</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1">blockingTimeou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1">retry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1">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1">statement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1">pingStatemen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1">ping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Time during which connection is believed to be valid in any case. Pool <text:soft-page-break/>“pings” connection before giving it to the application only if more than specified amount of time passed since last “ping”.</text:p>
          </table:table-cell>
        </table:table-row>
      </table:table>
      <text:p text:style-name="P10">Runtime Pool Properties</text:p>
      <text:p text:style-name="P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1">free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free connections are in the pool. Value is between 0 and <text:span text:style-name="Source_20_Text"><text:span text:style-name="T1">totalSize</text:span></text:span>.</text:p>
          </table:table-cell>
        </table:table-row>
        <table:table-row>
          <table:table-cell table:style-name="Table10.A2" office:value-type="string">
            <text:p text:style-name="Table_20_Contents"><text:span text:style-name="Source_20_Text"><text:span text:style-name="T1">working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1">total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otal size of open connection. At the pool creation – 0, after obtaining first connection – between <text:span text:style-name="Source_20_Text"><text:span text:style-name="T1">minPoolSize</text:span></text:span> and <text:span text:style-name="Source_20_Text"><text:span text:style-name="T1">maxPoolSize</text:span></text:span>.</text:p>
          </table:table-cell>
        </table:table-row>
        <table:table-row>
          <table:table-cell table:style-name="Table10.A2" office:value-type="string">
            <text:p text:style-name="Table_20_Contents"><text:span text:style-name="Source_20_Text"><text:span text:style-name="T1">connectionCount</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xt:span text:style-name="T11">Deprecated</text:span>. Same as <text:span text:style-name="Source_20_Text"><text:span text:style-name="T1">freeSize</text:span></text:span>.</text:p>
          </table:table-cell>
        </table:table-row>
      </table:table>
      <text:h text:style-name="Heading_20_3" text:outline-level="3"><text:bookmark-start text:name="__RefHeading__2815_1560579136"/>org.firebirdsql.pool.FBWrappingDataSource<text:bookmark-end text:name="__RefHeading__2815_1560579136"/></text:h>
      <text:p text:style-name="P1">This class is a wrapper for <text:span text:style-name="Source_20_Text"><text:span text:style-name="T1">FBConnectionPoolDataSource</text:span></text:span> converting interface from <text:span text:style-name="Source_20_Text"><text:span text:style-name="T1">javax.sql.ConnectionPoolDataSource</text:span></text:span> to <text:span text:style-name="Source_20_Text"><text:span text:style-name="T1">javax.sql.DataSource</text:span></text:span>. It defines same properties as <text:span text:style-name="Source_20_Text"><text:span text:style-name="T1">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1">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1">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1">false</text:span></text:span>, no debug information is available.</text:p>
            <text:p text:style-name="Table_20_Contents">When it is set to <text:span text:style-name="Source_20_Text"><text:span text:style-name="T1">true</text:span></text:span>, pool automatically prints the following information:</text:p>
            <text:list xml:id="list30681703" text:style-name="L23">
              <text:list-item>
                <text:p text:style-name="P48">When physical connection is added to the pool – <text:span text:style-name="Source_20_Text"><text:span text:style-name="T1">DEBUG</text:span></text:span></text:p>
              </text:list-item>
              <text:list-item>
                <text:p text:style-name="P48">When a maximum pool capacity is reached – <text:span text:style-name="Source_20_Text"><text:span text:style-name="T1">DEBUG</text:span></text:span></text:p>
              </text:list-item>
              <text:list-item>
                <text:p text:style-name="P48">When connection is obtained from pool – <text:span text:style-name="Source_20_Text"><text:span text:style-name="T1">DEBUG</text:span></text:span></text:p>
              </text:list-item>
              <text:list-item>
                <text:p text:style-name="P48">When connection is released back to pool – <text:span text:style-name="Source_20_Text"><text:span text:style-name="T1">DEBUG</text:span></text:span></text:p>
              </text:list-item>
              <text:list-item>
                <text:p text:style-name="P48">Whether pool supports open statements across transaction boundaries – <text:span text:style-name="Source_20_Text"><text:span text:style-name="T1">INFO</text:span></text:span></text:p>
              </text:list-item>
            </text:list>
          </table:table-cell>
        </table:table-row>
        <text:soft-page-break/>
        <table:table-row>
          <table:table-cell table:style-name="Table9.A2" office:value-type="string">
            <text:p text:style-name="Table_20_Contents"><text:span text:style-name="Source_20_Text"><text:span text:style-name="T1">FBPoolShowTrace</text:span></text:span></text:p>
          </table:table-cell>
          <table:table-cell table:style-name="Table9.A2" office:value-type="string">
            <text:p text:style-name="Table_20_Contents">Enables logging of the thread stack trace when debugging is enabled and:</text:p>
            <text:list xml:id="list30675491" text:style-name="L24">
              <text:list-item>
                <text:p text:style-name="P49">Connection is allocated from the pool – <text:span text:style-name="Source_20_Text"><text:span text:style-name="T1">DEBUG</text:span></text:span></text:p>
              </text:list-item>
              <text:list-item>
                <text:p text:style-name="P49">Thread is blocked while waiting for a free connection – <text:span text:style-name="Source_20_Text"><text:span text:style-name="T1">WARN</text:span></text:span></text:p>
              </text:list-item>
            </text:list>
          </table:table-cell>
        </table:table-row>
        <table:table-row>
          <table:table-cell table:style-name="Table9.A2" office:value-type="string">
            <text:p text:style-name="Table_20_Contents"><text:span text:style-name="Source_20_Text"><text:span text:style-name="T1">FBPoolDebugStmtCache</text:span></text:span></text:p>
          </table:table-cell>
          <table:table-cell table:style-name="Table9.A2" office:value-type="string">
            <text:p text:style-name="Table_20_Contents">When statement caching is used and debugging is enabled, following information is logged:</text:p>
            <text:list xml:id="list30691368" text:style-name="L25">
              <text:list-item>
                <text:p text:style-name="P50">When a statement is prepared – <text:span text:style-name="Source_20_Text"><text:span text:style-name="T1">INFO</text:span></text:span></text:p>
              </text:list-item>
              <text:list-item>
                <text:p text:style-name="P50">When statement cache is cleaned – <text:span text:style-name="Source_20_Text"><text:span text:style-name="T1">INFO</text:span></text:span></text:p>
              </text:list-item>
              <text:list-item>
                <text:p text:style-name="P50">When statement is obtained from or returned back to pool – <text:span text:style-name="Source_20_Text"><text:span text:style-name="T1">INFO</text:span></text:span></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81b639-6baa1d3-ef66a77-d866f25-f36d45f</meta:generator>
    <meta:creation-date>2004-07-23T10:39:52</meta:creation-date>
    <dc:date>2012-04-07T13:08:09.64</dc:date>
    <meta:print-date>2011-10-09T10:12:42.06</meta:print-date>
    <dc:language>en-US</dc:language>
    <meta:editing-cycles>301</meta:editing-cycles>
    <meta:editing-duration>P4DT3H7M39S</meta:editing-duration>
    <dc:creator>Mark Rotteveel</dc:creator>
    <meta:document-statistic meta:table-count="9" meta:image-count="0" meta:object-count="0" meta:page-count="28" meta:paragraph-count="686" meta:word-count="7344" meta:character-count="50544" meta:non-whitespace-character-count="44433"/>
    <meta:user-defined meta:name="Info 1"/>
    <meta:user-defined meta:name="Info 2"/>
    <meta:user-defined meta:name="Info 3"/>
    <meta:user-defined meta:name="Info 4"/>
  </office:meta>
</office:document-meta>
</file>